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62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1.5189in"/>
    </style:style>
    <style:style style:name="co4" style:family="table-column">
      <style:table-column-properties fo:break-before="auto" style:column-width="0.890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od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d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number-columns-repeated="250" table:default-cell-style-name="ce3"/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Post #'s:</text:p>
          </table:table-cell>
          <table:table-cell table:style-name="ce1" office:value-type="string" calcext:value-type="string">
            <text:p>Tripcode:</text:p>
          </table:table-cell>
          <table:table-cell table:style-name="ce5" office:value-type="string" calcext:value-type="string">
            <text:p>ID #:</text:p>
          </table:table-cell>
          <table:table-cell table:style-name="ce5" office:value-type="string" calcext:value-type="string">
            <text:p>Password:</text:p>
          </table:table-cell>
          <table:table-cell table:style-name="ce1" office:value-type="string" calcext:value-type="string">
            <text:p>Sig:</text:p>
          </table:table-cell>
          <table:table-cell table:style-name="ce1" office:value-type="string" calcext:value-type="string">
            <text:p>Host: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8" calcext:value-type="date">
            <text:p>4/28/2020</text:p>
          </table:table-cell>
          <table:table-cell table:style-name="ce4" office:value-type="float" office:value="4000" calcext:value-type="float">
            <text:p>400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2e9d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8" calcext:value-type="date">
            <text:p>4/28/2020</text:p>
          </table:table-cell>
          <table:table-cell table:style-name="ce4" office:value-type="float" office:value="4001" calcext:value-type="float">
            <text:p>400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e0c5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8" calcext:value-type="date">
            <text:p>4/28/2020</text:p>
          </table:table-cell>
          <table:table-cell table:style-name="ce4" office:value-type="string" calcext:value-type="string">
            <text:p>4002-400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864f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9" calcext:value-type="date">
            <text:p>4/29/2020</text:p>
          </table:table-cell>
          <table:table-cell table:style-name="ce4" office:value-type="string" calcext:value-type="string">
            <text:p>4004-400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af54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9" calcext:value-type="date">
            <text:p>4/29/2020</text:p>
          </table:table-cell>
          <table:table-cell table:style-name="ce4" office:value-type="string" calcext:value-type="string">
            <text:p>4006-400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a89f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29" calcext:value-type="date">
            <text:p>4/29/2020</text:p>
          </table:table-cell>
          <table:table-cell table:style-name="ce4" office:value-type="string" calcext:value-type="string">
            <text:p>4008-400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8f4d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string" calcext:value-type="string">
            <text:p>4010-401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57a9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string" calcext:value-type="string">
            <text:p>4012-401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c23f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string" calcext:value-type="string">
            <text:p>4014-401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656e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string" calcext:value-type="string">
            <text:p>4018-401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4d5f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float" office:value="4020" calcext:value-type="float">
            <text:p>402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7fc9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string" calcext:value-type="string">
            <text:p>4021-403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a994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float" office:value="4025" calcext:value-type="float">
            <text:p>402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0155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float" office:value="4026" calcext:value-type="float">
            <text:p>402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1376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string" calcext:value-type="string">
            <text:p>4027-403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997c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4-30" calcext:value-type="date">
            <text:p>4/30/2020</text:p>
          </table:table-cell>
          <table:table-cell table:style-name="ce4" office:value-type="string" calcext:value-type="string">
            <text:p>4036-403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2d83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1" calcext:value-type="date">
            <text:p>5/1/2020</text:p>
          </table:table-cell>
          <table:table-cell table:style-name="ce4" office:value-type="float" office:value="4039" calcext:value-type="float">
            <text:p>403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1a33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1" calcext:value-type="date">
            <text:p>5/1/2020</text:p>
          </table:table-cell>
          <table:table-cell table:style-name="ce4" office:value-type="float" office:value="4040" calcext:value-type="float">
            <text:p>404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379d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1" calcext:value-type="date">
            <text:p>5/1/2020</text:p>
          </table:table-cell>
          <table:table-cell table:style-name="ce4" office:value-type="string" calcext:value-type="string">
            <text:p>4041-404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4f65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1" calcext:value-type="date">
            <text:p>5/1/2020</text:p>
          </table:table-cell>
          <table:table-cell table:style-name="ce4" office:value-type="float" office:value="4043" calcext:value-type="float">
            <text:p>404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f338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2" calcext:value-type="date">
            <text:p>5/2/2020</text:p>
          </table:table-cell>
          <table:table-cell table:style-name="ce4" office:value-type="string" calcext:value-type="string">
            <text:p>4044-404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8a35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2" calcext:value-type="date">
            <text:p>5/2/2020</text:p>
          </table:table-cell>
          <table:table-cell table:style-name="ce4" office:value-type="float" office:value="4047" calcext:value-type="float">
            <text:p>404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2d0d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2" calcext:value-type="date">
            <text:p>5/2/2020</text:p>
          </table:table-cell>
          <table:table-cell table:style-name="ce4" office:value-type="string" calcext:value-type="string">
            <text:p>4048-405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cbab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2" calcext:value-type="date">
            <text:p>5/2/2020</text:p>
          </table:table-cell>
          <table:table-cell table:style-name="ce4" office:value-type="string" calcext:value-type="string">
            <text:p>4055-407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9c21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2" calcext:value-type="date">
            <text:p>5/2/2020</text:p>
          </table:table-cell>
          <table:table-cell table:style-name="ce4" office:value-type="string" calcext:value-type="string">
            <text:p>4073-407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abab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2" calcext:value-type="date">
            <text:p>5/2/2020</text:p>
          </table:table-cell>
          <table:table-cell table:style-name="ce4" office:value-type="float" office:value="4075" calcext:value-type="float">
            <text:p>407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647d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2" calcext:value-type="date">
            <text:p>5/2/2020</text:p>
          </table:table-cell>
          <table:table-cell table:style-name="ce4" office:value-type="float" office:value="4076" calcext:value-type="float">
            <text:p>407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68eb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2" calcext:value-type="date">
            <text:p>5/2/2020</text:p>
          </table:table-cell>
          <table:table-cell table:style-name="ce4" office:value-type="float" office:value="4077" calcext:value-type="float">
            <text:p>407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a100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3" calcext:value-type="date">
            <text:p>5/3/2020</text:p>
          </table:table-cell>
          <table:table-cell table:style-name="ce4" office:value-type="string" calcext:value-type="string">
            <text:p>4078-408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a9c9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3" calcext:value-type="date">
            <text:p>5/3/2020</text:p>
          </table:table-cell>
          <table:table-cell table:style-name="ce4" office:value-type="string" calcext:value-type="string">
            <text:p>4082-408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7a9d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3" calcext:value-type="date">
            <text:p>5/3/2020</text:p>
          </table:table-cell>
          <table:table-cell table:style-name="ce4" office:value-type="string" calcext:value-type="string">
            <text:p>4085-408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ce1a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3" calcext:value-type="date">
            <text:p>5/3/2020</text:p>
          </table:table-cell>
          <table:table-cell table:style-name="ce4" office:value-type="string" calcext:value-type="string">
            <text:p>4088-409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a653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3" calcext:value-type="date">
            <text:p>5/3/2020</text:p>
          </table:table-cell>
          <table:table-cell table:style-name="ce4" office:value-type="string" calcext:value-type="string">
            <text:p>4091-4092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711996" calcext:value-type="float">
            <text:p>71199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3" calcext:value-type="date">
            <text:p>5/3/2020</text:p>
          </table:table-cell>
          <table:table-cell table:style-name="ce4" office:value-type="string" calcext:value-type="string">
            <text:p>4093-409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92c4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4" calcext:value-type="date">
            <text:p>5/4/2020</text:p>
          </table:table-cell>
          <table:table-cell table:style-name="ce4" office:value-type="string" calcext:value-type="string">
            <text:p>4096-410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452a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4" calcext:value-type="date">
            <text:p>5/4/2020</text:p>
          </table:table-cell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484d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4" calcext:value-type="date">
            <text:p>5/4/2020</text:p>
          </table:table-cell>
          <table:table-cell table:style-name="ce4" office:value-type="string" calcext:value-type="string">
            <text:p>4102-410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ed6c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4" calcext:value-type="date">
            <text:p>5/4/2020</text:p>
          </table:table-cell>
          <table:table-cell table:style-name="ce4" office:value-type="float" office:value="4104" calcext:value-type="float">
            <text:p>410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fe5a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4" calcext:value-type="date">
            <text:p>5/4/2020</text:p>
          </table:table-cell>
          <table:table-cell table:style-name="ce4" office:value-type="float" office:value="4105" calcext:value-type="float">
            <text:p>410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980e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5" calcext:value-type="date">
            <text:p>5/5/2020</text:p>
          </table:table-cell>
          <table:table-cell table:style-name="ce4" office:value-type="string" calcext:value-type="string">
            <text:p>4106-4108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419721" calcext:value-type="float">
            <text:p>41972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5" calcext:value-type="date">
            <text:p>5/5/2020</text:p>
          </table:table-cell>
          <table:table-cell table:style-name="ce4" office:value-type="float" office:value="4109" calcext:value-type="float">
            <text:p>410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af07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5" calcext:value-type="date">
            <text:p>5/5/2020</text:p>
          </table:table-cell>
          <table:table-cell table:style-name="ce4" office:value-type="float" office:value="4110" calcext:value-type="float">
            <text:p>411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e368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5" calcext:value-type="date">
            <text:p>5/5/2020</text:p>
          </table:table-cell>
          <table:table-cell table:style-name="ce4" office:value-type="float" office:value="4111" calcext:value-type="float">
            <text:p>411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6b73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5" calcext:value-type="date">
            <text:p>5/5/2020</text:p>
          </table:table-cell>
          <table:table-cell table:style-name="ce4" office:value-type="float" office:value="4112" calcext:value-type="float">
            <text:p>411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5376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5" calcext:value-type="date">
            <text:p>5/5/2020</text:p>
          </table:table-cell>
          <table:table-cell table:style-name="ce4" office:value-type="float" office:value="4113" calcext:value-type="float">
            <text:p>411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f255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5" calcext:value-type="date">
            <text:p>5/5/2020</text:p>
          </table:table-cell>
          <table:table-cell table:style-name="ce4" office:value-type="string" calcext:value-type="string">
            <text:p>4114-411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1c5c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5" calcext:value-type="date">
            <text:p>5/5/2020</text:p>
          </table:table-cell>
          <table:table-cell table:style-name="ce4" office:value-type="string" calcext:value-type="string">
            <text:p>4116-411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e38c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string" calcext:value-type="string">
            <text:p>4118-412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506e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float" office:value="4123" calcext:value-type="float">
            <text:p>412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ec79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string" calcext:value-type="string">
            <text:p>4124-412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6adb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float" office:value="4126" calcext:value-type="float">
            <text:p>412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26c2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string" calcext:value-type="string">
            <text:p>4127-412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e1cd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float" office:value="4129" calcext:value-type="float">
            <text:p>412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bed0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float" office:value="4130" calcext:value-type="float">
            <text:p>413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4e39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string" calcext:value-type="string">
            <text:p>4131-413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95f7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float" office:value="4133" calcext:value-type="float">
            <text:p>4133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167396" calcext:value-type="float">
            <text:p>16739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6" calcext:value-type="date">
            <text:p>5/6/2020</text:p>
          </table:table-cell>
          <table:table-cell table:style-name="ce4" office:value-type="float" office:value="4134" calcext:value-type="float">
            <text:p>413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ab98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string" calcext:value-type="string">
            <text:p>4135-413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ab5f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string" calcext:value-type="string">
            <text:p>4138-413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db59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float" office:value="4140" calcext:value-type="float">
            <text:p>414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a2ca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float" office:value="4141" calcext:value-type="float">
            <text:p>414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b95e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float" office:value="4142" calcext:value-type="float">
            <text:p>414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7352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string" calcext:value-type="string">
            <text:p>4143-414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c143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string" calcext:value-type="string">
            <text:p>4145-414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1acc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float" office:value="4147" calcext:value-type="float">
            <text:p>414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6c81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7" calcext:value-type="date">
            <text:p>5/7/2020</text:p>
          </table:table-cell>
          <table:table-cell table:style-name="ce4" office:value-type="float" office:value="4148" calcext:value-type="float">
            <text:p>4148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707910" calcext:value-type="float">
            <text:p>70791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8" calcext:value-type="date">
            <text:p>5/8/2020</text:p>
          </table:table-cell>
          <table:table-cell table:style-name="ce4" office:value-type="string" calcext:value-type="string">
            <text:p>4149-415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f872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8" calcext:value-type="date">
            <text:p>5/8/2020</text:p>
          </table:table-cell>
          <table:table-cell table:style-name="ce4" office:value-type="float" office:value="4152" calcext:value-type="float">
            <text:p>415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f1b8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8" calcext:value-type="date">
            <text:p>5/8/2020</text:p>
          </table:table-cell>
          <table:table-cell table:style-name="ce4" office:value-type="float" office:value="4153" calcext:value-type="float">
            <text:p>415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3d4d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8" calcext:value-type="date">
            <text:p>5/8/2020</text:p>
          </table:table-cell>
          <table:table-cell table:style-name="ce4" office:value-type="float" office:value="4154" calcext:value-type="float">
            <text:p>415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e087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8" calcext:value-type="date">
            <text:p>5/8/2020</text:p>
          </table:table-cell>
          <table:table-cell table:style-name="ce4" office:value-type="float" office:value="4155" calcext:value-type="float">
            <text:p>415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19d9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8" calcext:value-type="date">
            <text:p>5/8/2020</text:p>
          </table:table-cell>
          <table:table-cell table:style-name="ce4" office:value-type="string" calcext:value-type="string">
            <text:p>4156-415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f833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8" calcext:value-type="date">
            <text:p>5/8/2020</text:p>
          </table:table-cell>
          <table:table-cell table:style-name="ce4" office:value-type="float" office:value="4158" calcext:value-type="float">
            <text:p>415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bfaa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8" calcext:value-type="date">
            <text:p>5/8/2020</text:p>
          </table:table-cell>
          <table:table-cell table:style-name="ce4" office:value-type="string" calcext:value-type="string">
            <text:p>4159-416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cc29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62-416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8fbb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66-416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40f6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69-417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2e4d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float" office:value="4172" calcext:value-type="float">
            <text:p>417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eea9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float" office:value="4173" calcext:value-type="float">
            <text:p>417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2f5b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74-417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2f5b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76-417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9709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float" office:value="4178" calcext:value-type="float">
            <text:p>417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f69b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79-418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7f78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82-418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d1a5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87-418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b109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string" calcext:value-type="string">
            <text:p>4189-419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cf64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09" calcext:value-type="date">
            <text:p>5/9/2020</text:p>
          </table:table-cell>
          <table:table-cell table:style-name="ce4" office:value-type="float" office:value="4195" calcext:value-type="float">
            <text:p>419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553d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0" calcext:value-type="date">
            <text:p>5/10/2020</text:p>
          </table:table-cell>
          <table:table-cell table:style-name="ce4" office:value-type="float" office:value="4196" calcext:value-type="float">
            <text:p>419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affb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0" calcext:value-type="date">
            <text:p>5/10/2020</text:p>
          </table:table-cell>
          <table:table-cell table:style-name="ce4" office:value-type="string" calcext:value-type="string">
            <text:p>4197-419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c9b3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0" calcext:value-type="date">
            <text:p>5/10/2020</text:p>
          </table:table-cell>
          <table:table-cell table:style-name="ce4" office:value-type="string" calcext:value-type="string">
            <text:p>4199-420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be5d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1" calcext:value-type="date">
            <text:p>5/11/2020</text:p>
          </table:table-cell>
          <table:table-cell table:style-name="ce4" office:value-type="string" calcext:value-type="string">
            <text:p>4202-420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6c7f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1" calcext:value-type="date">
            <text:p>5/11/2020</text:p>
          </table:table-cell>
          <table:table-cell table:style-name="ce4" office:value-type="string" calcext:value-type="string">
            <text:p>4204-420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308c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1" calcext:value-type="date">
            <text:p>5/11/2020</text:p>
          </table:table-cell>
          <table:table-cell table:style-name="ce4" office:value-type="float" office:value="4208" calcext:value-type="float">
            <text:p>420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62c3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1" calcext:value-type="date">
            <text:p>5/11/2020</text:p>
          </table:table-cell>
          <table:table-cell table:style-name="ce4" office:value-type="float" office:value="4209" calcext:value-type="float">
            <text:p>420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71a1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1" calcext:value-type="date">
            <text:p>5/11/2020</text:p>
          </table:table-cell>
          <table:table-cell table:style-name="ce4" office:value-type="string" calcext:value-type="string">
            <text:p>4210-4212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319406" calcext:value-type="float">
            <text:p>31940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1" calcext:value-type="date">
            <text:p>5/11/2020</text:p>
          </table:table-cell>
          <table:table-cell table:style-name="ce4" office:value-type="string" calcext:value-type="string">
            <text:p>4213-421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b4dc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15" calcext:value-type="float">
            <text:p>421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f5a7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16" calcext:value-type="float">
            <text:p>421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f019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17" calcext:value-type="float">
            <text:p>421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61d2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18" calcext:value-type="float">
            <text:p>421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eb76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19" calcext:value-type="float">
            <text:p>421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0cc8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string" calcext:value-type="string">
            <text:p>4220-422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9afc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22" calcext:value-type="float">
            <text:p>422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62c5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23" calcext:value-type="float">
            <text:p>422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8d78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24" calcext:value-type="float">
            <text:p>422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5a2b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2" calcext:value-type="date">
            <text:p>5/12/2020</text:p>
          </table:table-cell>
          <table:table-cell table:style-name="ce4" office:value-type="float" office:value="4225" calcext:value-type="float">
            <text:p>422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a1e9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26" calcext:value-type="float">
            <text:p>422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a4b0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27" calcext:value-type="float">
            <text:p>422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4ba0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28" calcext:value-type="float">
            <text:p>422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326b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29" calcext:value-type="float">
            <text:p>422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1d16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30" calcext:value-type="float">
            <text:p>423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b70a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string" calcext:value-type="string">
            <text:p>4231-4233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0bf5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33" calcext:value-type="float">
            <text:p>423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2097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34" calcext:value-type="float">
            <text:p>423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531c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35" calcext:value-type="float">
            <text:p>423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a3e4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3" calcext:value-type="date">
            <text:p>5/13/2020</text:p>
          </table:table-cell>
          <table:table-cell table:style-name="ce4" office:value-type="float" office:value="4236" calcext:value-type="float">
            <text:p>423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e276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4" calcext:value-type="date">
            <text:p>5/14/2020</text:p>
          </table:table-cell>
          <table:table-cell table:style-name="ce4" office:value-type="string" calcext:value-type="string">
            <text:p>4237-423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988f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4" calcext:value-type="date">
            <text:p>5/14/2020</text:p>
          </table:table-cell>
          <table:table-cell table:style-name="ce4" office:value-type="float" office:value="4240" calcext:value-type="float">
            <text:p>424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e751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4" calcext:value-type="date">
            <text:p>5/14/2020</text:p>
          </table:table-cell>
          <table:table-cell table:style-name="ce4" office:value-type="float" office:value="4241" calcext:value-type="float">
            <text:p>4241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402015" calcext:value-type="float">
            <text:p>40201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4" calcext:value-type="date">
            <text:p>5/14/2020</text:p>
          </table:table-cell>
          <table:table-cell table:style-name="ce4" office:value-type="string" calcext:value-type="string">
            <text:p>4242-424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f1c0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float" office:value="4244" calcext:value-type="float">
            <text:p>4244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127906" calcext:value-type="float">
            <text:p>12790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float" office:value="4245" calcext:value-type="float">
            <text:p>424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e6b1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string" calcext:value-type="string">
            <text:p>4246-424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4eaa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string" calcext:value-type="string">
            <text:p>4248-424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f4cc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string" calcext:value-type="string">
            <text:p>4250-425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ddc3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float" office:value="4252" calcext:value-type="float">
            <text:p>425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8618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float" office:value="4253" calcext:value-type="float">
            <text:p>425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a73b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float" office:value="4254" calcext:value-type="float">
            <text:p>425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3569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5" calcext:value-type="date">
            <text:p>5/15/2020</text:p>
          </table:table-cell>
          <table:table-cell table:style-name="ce4" office:value-type="float" office:value="4255" calcext:value-type="float">
            <text:p>425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226e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float" office:value="4256" calcext:value-type="float">
            <text:p>425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c278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string" calcext:value-type="string">
            <text:p>4257-425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c278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float" office:value="4259" calcext:value-type="float">
            <text:p>425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0ceb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string" calcext:value-type="string">
            <text:p>4260-426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9f88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string" calcext:value-type="string">
            <text:p>4265-427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ea9e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float" office:value="4275" calcext:value-type="float">
            <text:p>427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ad51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float" office:value="4276" calcext:value-type="float">
            <text:p>427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dcf6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float" office:value="4277" calcext:value-type="float">
            <text:p>427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16da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7" calcext:value-type="date">
            <text:p>5/17/2020</text:p>
          </table:table-cell>
          <table:table-cell table:style-name="ce4" office:value-type="float" office:value="4278" calcext:value-type="float">
            <text:p>4278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926634" calcext:value-type="float">
            <text:p>92663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8" calcext:value-type="date">
            <text:p>5/18/2020</text:p>
          </table:table-cell>
          <table:table-cell table:style-name="ce4" office:value-type="float" office:value="4279" calcext:value-type="float">
            <text:p>427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e36c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8" calcext:value-type="date">
            <text:p>5/18/2020</text:p>
          </table:table-cell>
          <table:table-cell table:style-name="ce4" office:value-type="float" office:value="4280" calcext:value-type="float">
            <text:p>428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f912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9" calcext:value-type="date">
            <text:p>5/19/2020</text:p>
          </table:table-cell>
          <table:table-cell table:style-name="ce4" office:value-type="string" calcext:value-type="string">
            <text:p>4281-428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6a61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9" calcext:value-type="date">
            <text:p>5/19/2020</text:p>
          </table:table-cell>
          <table:table-cell table:style-name="ce4" office:value-type="float" office:value="4284" calcext:value-type="float">
            <text:p>428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862d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9" calcext:value-type="date">
            <text:p>5/19/2020</text:p>
          </table:table-cell>
          <table:table-cell table:style-name="ce4" office:value-type="string" calcext:value-type="string">
            <text:p>4285-428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d289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9" calcext:value-type="date">
            <text:p>5/19/2020</text:p>
          </table:table-cell>
          <table:table-cell table:style-name="ce4" office:value-type="float" office:value="4287" calcext:value-type="float">
            <text:p>428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71f0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9" calcext:value-type="date">
            <text:p>5/19/2020</text:p>
          </table:table-cell>
          <table:table-cell table:style-name="ce4" office:value-type="float" office:value="4288" calcext:value-type="float">
            <text:p>428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6cdc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9" calcext:value-type="date">
            <text:p>5/19/2020</text:p>
          </table:table-cell>
          <table:table-cell table:style-name="ce4" office:value-type="float" office:value="4289" calcext:value-type="float">
            <text:p>428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6e6d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19" calcext:value-type="date">
            <text:p>5/19/2020</text:p>
          </table:table-cell>
          <table:table-cell table:style-name="ce4" office:value-type="float" office:value="4290" calcext:value-type="float">
            <text:p>429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f323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0" calcext:value-type="date">
            <text:p>5/20/2020</text:p>
          </table:table-cell>
          <table:table-cell table:style-name="ce4" office:value-type="float" office:value="4291" calcext:value-type="float">
            <text:p>429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756b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0" calcext:value-type="date">
            <text:p>5/20/2020</text:p>
          </table:table-cell>
          <table:table-cell table:style-name="ce4" office:value-type="string" calcext:value-type="string">
            <text:p>4292-429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a092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0" calcext:value-type="date">
            <text:p>5/20/2020</text:p>
          </table:table-cell>
          <table:table-cell table:style-name="ce4" office:value-type="string" calcext:value-type="string">
            <text:p>4295-429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d54d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0" calcext:value-type="date">
            <text:p>5/20/2020</text:p>
          </table:table-cell>
          <table:table-cell table:style-name="ce4" office:value-type="float" office:value="4297" calcext:value-type="float">
            <text:p>429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447a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0" calcext:value-type="date">
            <text:p>5/20/2020</text:p>
          </table:table-cell>
          <table:table-cell table:style-name="ce4" office:value-type="float" office:value="4298" calcext:value-type="float">
            <text:p>429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7fe9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0" calcext:value-type="date">
            <text:p>5/20/2020</text:p>
          </table:table-cell>
          <table:table-cell table:style-name="ce4" office:value-type="float" office:value="4299" calcext:value-type="float">
            <text:p>429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ae63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1" calcext:value-type="date">
            <text:p>5/21/2020</text:p>
          </table:table-cell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9e24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1" calcext:value-type="date">
            <text:p>5/21/2020</text:p>
          </table:table-cell>
          <table:table-cell table:style-name="ce4" office:value-type="string" calcext:value-type="string">
            <text:p>4301-430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fdf2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1" calcext:value-type="date">
            <text:p>5/21/2020</text:p>
          </table:table-cell>
          <table:table-cell table:style-name="ce4" office:value-type="string" calcext:value-type="string">
            <text:p>4304-430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b76a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1" calcext:value-type="date">
            <text:p>5/21/2020</text:p>
          </table:table-cell>
          <table:table-cell table:style-name="ce4" office:value-type="string" calcext:value-type="string">
            <text:p>4306-420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4d5b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1" calcext:value-type="date">
            <text:p>5/21/2020</text:p>
          </table:table-cell>
          <table:table-cell table:style-name="ce4" office:value-type="float" office:value="4308" calcext:value-type="float">
            <text:p>430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6cf9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1" calcext:value-type="date">
            <text:p>5/21/2020</text:p>
          </table:table-cell>
          <table:table-cell table:style-name="ce4" office:value-type="float" office:value="4309" calcext:value-type="float">
            <text:p>430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6a57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4" calcext:value-type="date">
            <text:p>5/24/2020</text:p>
          </table:table-cell>
          <table:table-cell table:style-name="ce4" office:value-type="float" office:value="4310" calcext:value-type="float">
            <text:p>431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938a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4" calcext:value-type="date">
            <text:p>5/24/2020</text:p>
          </table:table-cell>
          <table:table-cell table:style-name="ce4" office:value-type="float" office:value="4311" calcext:value-type="float">
            <text:p>431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3afb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4" calcext:value-type="date">
            <text:p>5/24/2020</text:p>
          </table:table-cell>
          <table:table-cell table:style-name="ce4" office:value-type="string" calcext:value-type="string">
            <text:p>4312-431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3afb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4" calcext:value-type="date">
            <text:p>5/24/2020</text:p>
          </table:table-cell>
          <table:table-cell table:style-name="ce4" office:value-type="string" calcext:value-type="string">
            <text:p>4314-431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531d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4" calcext:value-type="date">
            <text:p>5/24/2020</text:p>
          </table:table-cell>
          <table:table-cell table:style-name="ce4" office:value-type="float" office:value="4316" calcext:value-type="float">
            <text:p>431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b336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4" calcext:value-type="date">
            <text:p>5/24/2020</text:p>
          </table:table-cell>
          <table:table-cell table:style-name="ce4" office:value-type="string" calcext:value-type="string">
            <text:p>4317-431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8dac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4" calcext:value-type="date">
            <text:p>5/24/2020</text:p>
          </table:table-cell>
          <table:table-cell table:style-name="ce4" office:value-type="string" calcext:value-type="string">
            <text:p>4319-432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1e01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6" calcext:value-type="date">
            <text:p>5/26/2020</text:p>
          </table:table-cell>
          <table:table-cell table:style-name="ce4" office:value-type="string" calcext:value-type="string">
            <text:p>4323-432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7caa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6" calcext:value-type="date">
            <text:p>5/26/2020</text:p>
          </table:table-cell>
          <table:table-cell table:style-name="ce4" office:value-type="string" calcext:value-type="string">
            <text:p>4325-432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28d6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6" calcext:value-type="date">
            <text:p>5/26/2020</text:p>
          </table:table-cell>
          <table:table-cell table:style-name="ce4" office:value-type="float" office:value="4327" calcext:value-type="float">
            <text:p>432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1857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7" calcext:value-type="date">
            <text:p>5/27/2020</text:p>
          </table:table-cell>
          <table:table-cell table:style-name="ce4" office:value-type="float" office:value="4328" calcext:value-type="float">
            <text:p>432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46de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7" calcext:value-type="date">
            <text:p>5/27/2020</text:p>
          </table:table-cell>
          <table:table-cell table:style-name="ce4" office:value-type="string" calcext:value-type="string">
            <text:p>4329-433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78e5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7" calcext:value-type="date">
            <text:p>5/27/2020</text:p>
          </table:table-cell>
          <table:table-cell table:style-name="ce4" office:value-type="string" calcext:value-type="string">
            <text:p>4331-4332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631942" calcext:value-type="float">
            <text:p>63194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7" calcext:value-type="date">
            <text:p>5/27/2020</text:p>
          </table:table-cell>
          <table:table-cell table:style-name="ce4" office:value-type="float" office:value="4333" calcext:value-type="float">
            <text:p>433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3c37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7" calcext:value-type="date">
            <text:p>5/27/2020</text:p>
          </table:table-cell>
          <table:table-cell table:style-name="ce4" office:value-type="string" calcext:value-type="string">
            <text:p>4334-433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28aa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8" calcext:value-type="date">
            <text:p>5/28/2020</text:p>
          </table:table-cell>
          <table:table-cell table:style-name="ce4" office:value-type="float" office:value="4336" calcext:value-type="float">
            <text:p>433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71cc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8" calcext:value-type="date">
            <text:p>5/28/2020</text:p>
          </table:table-cell>
          <table:table-cell table:style-name="ce4" office:value-type="float" office:value="4337" calcext:value-type="float">
            <text:p>433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a3fc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8" calcext:value-type="date">
            <text:p>5/28/2020</text:p>
          </table:table-cell>
          <table:table-cell table:style-name="ce4" office:value-type="string" calcext:value-type="string">
            <text:p>4338-434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b478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8" calcext:value-type="date">
            <text:p>5/28/2020</text:p>
          </table:table-cell>
          <table:table-cell table:style-name="ce4" office:value-type="string" calcext:value-type="string">
            <text:p>4342-434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544f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8" calcext:value-type="date">
            <text:p>5/28/2020</text:p>
          </table:table-cell>
          <table:table-cell table:style-name="ce4" office:value-type="string" calcext:value-type="string">
            <text:p>4345-424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d445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8" calcext:value-type="date">
            <text:p>5/28/2020</text:p>
          </table:table-cell>
          <table:table-cell table:style-name="ce4" office:value-type="float" office:value="4347" calcext:value-type="float">
            <text:p>434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fe25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9" calcext:value-type="date">
            <text:p>5/29/2020</text:p>
          </table:table-cell>
          <table:table-cell table:style-name="ce4" office:value-type="float" office:value="4348" calcext:value-type="float">
            <text:p>434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b489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9" calcext:value-type="date">
            <text:p>5/29/2020</text:p>
          </table:table-cell>
          <table:table-cell table:style-name="ce4" office:value-type="float" office:value="4349" calcext:value-type="float">
            <text:p>434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5bbd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9" calcext:value-type="date">
            <text:p>5/29/2020</text:p>
          </table:table-cell>
          <table:table-cell table:style-name="ce4" office:value-type="float" office:value="4350" calcext:value-type="float">
            <text:p>4350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479676" calcext:value-type="float">
            <text:p>47967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29" calcext:value-type="date">
            <text:p>5/29/2020</text:p>
          </table:table-cell>
          <table:table-cell table:style-name="ce4" office:value-type="float" office:value="4351" calcext:value-type="float">
            <text:p>435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4b7f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0" calcext:value-type="date">
            <text:p>5/30/2020</text:p>
          </table:table-cell>
          <table:table-cell table:style-name="ce4" office:value-type="string" calcext:value-type="string">
            <text:p>4352-435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06c8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0" calcext:value-type="date">
            <text:p>5/30/2020</text:p>
          </table:table-cell>
          <table:table-cell table:style-name="ce4" office:value-type="string" calcext:value-type="string">
            <text:p>4354-435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33db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0" calcext:value-type="date">
            <text:p>5/30/2020</text:p>
          </table:table-cell>
          <table:table-cell table:style-name="ce4" office:value-type="float" office:value="4356" calcext:value-type="float">
            <text:p>435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feca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0" calcext:value-type="date">
            <text:p>5/30/2020</text:p>
          </table:table-cell>
          <table:table-cell table:style-name="ce4" office:value-type="string" calcext:value-type="string">
            <text:p>4357-435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ed5a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0" calcext:value-type="date">
            <text:p>5/30/2020</text:p>
          </table:table-cell>
          <table:table-cell table:style-name="ce4" office:value-type="float" office:value="4359" calcext:value-type="float">
            <text:p>435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8b90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0" calcext:value-type="date">
            <text:p>5/30/2020</text:p>
          </table:table-cell>
          <table:table-cell table:style-name="ce4" office:value-type="float" office:value="4360" calcext:value-type="float">
            <text:p>436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3d31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0" calcext:value-type="date">
            <text:p>5/30/2020</text:p>
          </table:table-cell>
          <table:table-cell table:style-name="ce4" office:value-type="float" office:value="4361" calcext:value-type="float">
            <text:p>436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9967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1" calcext:value-type="date">
            <text:p>5/31/2020</text:p>
          </table:table-cell>
          <table:table-cell table:style-name="ce4" office:value-type="float" office:value="4362" calcext:value-type="float">
            <text:p>436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7322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1" calcext:value-type="date">
            <text:p>5/31/2020</text:p>
          </table:table-cell>
          <table:table-cell table:style-name="ce4" office:value-type="string" calcext:value-type="string">
            <text:p>4363-436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7322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1" calcext:value-type="date">
            <text:p>5/31/2020</text:p>
          </table:table-cell>
          <table:table-cell table:style-name="ce4" office:value-type="float" office:value="4365" calcext:value-type="float">
            <text:p>436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c161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1" calcext:value-type="date">
            <text:p>5/31/2020</text:p>
          </table:table-cell>
          <table:table-cell table:style-name="ce4" office:value-type="string" calcext:value-type="string">
            <text:p>4366-436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9dff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1" calcext:value-type="date">
            <text:p>5/31/2020</text:p>
          </table:table-cell>
          <table:table-cell table:style-name="ce4" office:value-type="float" office:value="4369" calcext:value-type="float">
            <text:p>436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9ec3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1" calcext:value-type="date">
            <text:p>5/31/2020</text:p>
          </table:table-cell>
          <table:table-cell table:style-name="ce4" office:value-type="float" office:value="4370" calcext:value-type="float">
            <text:p>4370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387919" calcext:value-type="float">
            <text:p>38791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1" calcext:value-type="date">
            <text:p>5/31/2020</text:p>
          </table:table-cell>
          <table:table-cell table:style-name="ce4" office:value-type="float" office:value="4371" calcext:value-type="float">
            <text:p>437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375a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5-31" calcext:value-type="date">
            <text:p>5/31/2020</text:p>
          </table:table-cell>
          <table:table-cell table:style-name="ce4" office:value-type="string" calcext:value-type="string">
            <text:p>4372-437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785d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1" calcext:value-type="date">
            <text:p>6/1/2020</text:p>
          </table:table-cell>
          <table:table-cell table:style-name="ce4" office:value-type="string" calcext:value-type="string">
            <text:p>4375-438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a586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1" calcext:value-type="date">
            <text:p>6/1/2020</text:p>
          </table:table-cell>
          <table:table-cell table:style-name="ce4" office:value-type="float" office:value="4381" calcext:value-type="float">
            <text:p>438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358a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1" calcext:value-type="date">
            <text:p>6/1/2020</text:p>
          </table:table-cell>
          <table:table-cell table:style-name="ce4" office:value-type="string" calcext:value-type="string">
            <text:p>4382-438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f0df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1" calcext:value-type="date">
            <text:p>6/1/2020</text:p>
          </table:table-cell>
          <table:table-cell table:style-name="ce4" office:value-type="float" office:value="4384" calcext:value-type="float">
            <text:p>438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8edc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2" calcext:value-type="date">
            <text:p>6/2/2020</text:p>
          </table:table-cell>
          <table:table-cell table:style-name="ce4" office:value-type="float" office:value="4385" calcext:value-type="float">
            <text:p>438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248f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2" calcext:value-type="date">
            <text:p>6/2/2020</text:p>
          </table:table-cell>
          <table:table-cell table:style-name="ce4" office:value-type="string" calcext:value-type="string">
            <text:p>4386-438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c117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2" calcext:value-type="date">
            <text:p>6/2/2020</text:p>
          </table:table-cell>
          <table:table-cell table:style-name="ce4" office:value-type="string" calcext:value-type="string">
            <text:p>4388-4390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804282" calcext:value-type="float">
            <text:p>80428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3" calcext:value-type="date">
            <text:p>6/3/2020</text:p>
          </table:table-cell>
          <table:table-cell table:style-name="ce4" office:value-type="string" calcext:value-type="string">
            <text:p>4391-439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03ea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3" calcext:value-type="date">
            <text:p>6/3/2020</text:p>
          </table:table-cell>
          <table:table-cell table:style-name="ce4" office:value-type="string" calcext:value-type="string">
            <text:p>4394-439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4580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3" calcext:value-type="date">
            <text:p>6/3/2020</text:p>
          </table:table-cell>
          <table:table-cell table:style-name="ce4" office:value-type="string" calcext:value-type="string">
            <text:p>4397-439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c122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3" calcext:value-type="date">
            <text:p>6/3/2020</text:p>
          </table:table-cell>
          <table:table-cell table:style-name="ce4" office:value-type="string" calcext:value-type="string">
            <text:p>4399-4400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424879" calcext:value-type="float">
            <text:p>42487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string" calcext:value-type="string">
            <text:p>4401-440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5ff5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float" office:value="4403" calcext:value-type="float">
            <text:p>440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7b18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string" calcext:value-type="string">
            <text:p>4404-440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2a68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string" calcext:value-type="string">
            <text:p>4406-440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792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string" calcext:value-type="string">
            <text:p>4409-441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2f1a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float" office:value="4411" calcext:value-type="float">
            <text:p>441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7091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string" calcext:value-type="string">
            <text:p>4412-441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d646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float" office:value="4414" calcext:value-type="float">
            <text:p>441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66b8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float" office:value="4415" calcext:value-type="float">
            <text:p>441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5f29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float" office:value="4416" calcext:value-type="float">
            <text:p>4416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503789" calcext:value-type="float">
            <text:p>50378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4" calcext:value-type="date">
            <text:p>6/4/2020</text:p>
          </table:table-cell>
          <table:table-cell table:style-name="ce4" office:value-type="string" calcext:value-type="string">
            <text:p>4417-441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0733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5" calcext:value-type="date">
            <text:p>6/5/2020</text:p>
          </table:table-cell>
          <table:table-cell table:style-name="ce4" office:value-type="float" office:value="4419" calcext:value-type="float">
            <text:p>441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7d25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5" calcext:value-type="date">
            <text:p>6/5/2020</text:p>
          </table:table-cell>
          <table:table-cell table:style-name="ce4" office:value-type="string" calcext:value-type="string">
            <text:p>4420-442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96fe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5" calcext:value-type="date">
            <text:p>6/5/2020</text:p>
          </table:table-cell>
          <table:table-cell table:style-name="ce4" office:value-type="float" office:value="4422" calcext:value-type="float">
            <text:p>442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3a0c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5" calcext:value-type="date">
            <text:p>6/5/2020</text:p>
          </table:table-cell>
          <table:table-cell table:style-name="ce4" office:value-type="string" calcext:value-type="string">
            <text:p>4423-442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72c7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5" calcext:value-type="date">
            <text:p>6/5/2020</text:p>
          </table:table-cell>
          <table:table-cell table:style-name="ce4" office:value-type="float" office:value="4425" calcext:value-type="float">
            <text:p>442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a06a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5" calcext:value-type="date">
            <text:p>6/5/2020</text:p>
          </table:table-cell>
          <table:table-cell table:style-name="ce4" office:value-type="float" office:value="4426" calcext:value-type="float">
            <text:p>442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1c6b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5" calcext:value-type="date">
            <text:p>6/5/2020</text:p>
          </table:table-cell>
          <table:table-cell table:style-name="ce4" office:value-type="float" office:value="4427" calcext:value-type="float">
            <text:p>442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3ee6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5" calcext:value-type="date">
            <text:p>6/5/2020</text:p>
          </table:table-cell>
          <table:table-cell table:style-name="ce4" office:value-type="float" office:value="4428" calcext:value-type="float">
            <text:p>442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a448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6" calcext:value-type="date">
            <text:p>6/6/2020</text:p>
          </table:table-cell>
          <table:table-cell table:style-name="ce4" office:value-type="float" office:value="4429" calcext:value-type="float">
            <text:p>442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b393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6" calcext:value-type="date">
            <text:p>6/6/2020</text:p>
          </table:table-cell>
          <table:table-cell table:style-name="ce4" office:value-type="string" calcext:value-type="string">
            <text:p>4430-443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fde1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6" calcext:value-type="date">
            <text:p>6/6/2020</text:p>
          </table:table-cell>
          <table:table-cell table:style-name="ce4" office:value-type="float" office:value="4432" calcext:value-type="float">
            <text:p>443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bdfa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6" calcext:value-type="date">
            <text:p>6/6/2020</text:p>
          </table:table-cell>
          <table:table-cell table:style-name="ce4" office:value-type="float" office:value="4433" calcext:value-type="float">
            <text:p>443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b5c9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6" calcext:value-type="date">
            <text:p>6/6/2020</text:p>
          </table:table-cell>
          <table:table-cell table:style-name="ce4" office:value-type="float" office:value="4434" calcext:value-type="float">
            <text:p>443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7f55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6" calcext:value-type="date">
            <text:p>6/6/2020</text:p>
          </table:table-cell>
          <table:table-cell table:style-name="ce4" office:value-type="float" office:value="4435" calcext:value-type="float">
            <text:p>443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88b5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6" calcext:value-type="date">
            <text:p>6/6/2020</text:p>
          </table:table-cell>
          <table:table-cell table:style-name="ce4" office:value-type="float" office:value="4436" calcext:value-type="float">
            <text:p>443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0cde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6" calcext:value-type="date">
            <text:p>6/6/2020</text:p>
          </table:table-cell>
          <table:table-cell table:style-name="ce4" office:value-type="string" calcext:value-type="string">
            <text:p>4437-443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7aa1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9" calcext:value-type="date">
            <text:p>6/9/2020</text:p>
          </table:table-cell>
          <table:table-cell table:style-name="ce4" office:value-type="float" office:value="4440" calcext:value-type="float">
            <text:p>444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687b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9" calcext:value-type="date">
            <text:p>6/9/2020</text:p>
          </table:table-cell>
          <table:table-cell table:style-name="ce4" office:value-type="float" office:value="4441" calcext:value-type="float">
            <text:p>444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8a3d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9" calcext:value-type="date">
            <text:p>6/9/2020</text:p>
          </table:table-cell>
          <table:table-cell table:style-name="ce4" office:value-type="string" calcext:value-type="string">
            <text:p>4442-444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339b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09" calcext:value-type="date">
            <text:p>6/9/2020</text:p>
          </table:table-cell>
          <table:table-cell table:style-name="ce4" office:value-type="float" office:value="4444" calcext:value-type="float">
            <text:p>444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5384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0" calcext:value-type="date">
            <text:p>6/10/2020</text:p>
          </table:table-cell>
          <table:table-cell table:style-name="ce4" office:value-type="float" office:value="4445" calcext:value-type="float">
            <text:p>444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2d97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0" calcext:value-type="date">
            <text:p>6/10/2020</text:p>
          </table:table-cell>
          <table:table-cell table:style-name="ce4" office:value-type="float" office:value="4446" calcext:value-type="float">
            <text:p>444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3674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0" calcext:value-type="date">
            <text:p>6/10/2020</text:p>
          </table:table-cell>
          <table:table-cell table:style-name="ce4" office:value-type="float" office:value="4447" calcext:value-type="float">
            <text:p>444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93cd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0" calcext:value-type="date">
            <text:p>6/10/2020</text:p>
          </table:table-cell>
          <table:table-cell table:style-name="ce4" office:value-type="string" calcext:value-type="string">
            <text:p>4448-445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fa70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0" calcext:value-type="date">
            <text:p>6/10/2020</text:p>
          </table:table-cell>
          <table:table-cell table:style-name="ce4" office:value-type="float" office:value="4451" calcext:value-type="float">
            <text:p>445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dd04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1" calcext:value-type="date">
            <text:p>6/11/2020</text:p>
          </table:table-cell>
          <table:table-cell table:style-name="ce4" office:value-type="string" calcext:value-type="string">
            <text:p>4452-445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f69e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1" calcext:value-type="date">
            <text:p>6/11/2020</text:p>
          </table:table-cell>
          <table:table-cell table:style-name="ce4" office:value-type="string" calcext:value-type="string">
            <text:p>4456-445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1262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1" calcext:value-type="date">
            <text:p>6/11/2020</text:p>
          </table:table-cell>
          <table:table-cell table:style-name="ce4" office:value-type="float" office:value="4458" calcext:value-type="float">
            <text:p>445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c776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1" calcext:value-type="date">
            <text:p>6/11/2020</text:p>
          </table:table-cell>
          <table:table-cell table:style-name="ce4" office:value-type="float" office:value="4459" calcext:value-type="float">
            <text:p>445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5793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float" office:value="4460" calcext:value-type="float">
            <text:p>446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b5e5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float" office:value="4461" calcext:value-type="float">
            <text:p>446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7e05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string" calcext:value-type="string">
            <text:p>4462-446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b50f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string" calcext:value-type="string">
            <text:p>4466-446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e578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float" office:value="4468" calcext:value-type="float">
            <text:p>446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53d3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float" office:value="4469" calcext:value-type="float">
            <text:p>446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37b6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float" office:value="4470" calcext:value-type="float">
            <text:p>447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fcf6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string" calcext:value-type="string">
            <text:p>4471-447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af34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3" calcext:value-type="date">
            <text:p>6/13/2020</text:p>
          </table:table-cell>
          <table:table-cell table:style-name="ce4" office:value-type="float" office:value="4474" calcext:value-type="float">
            <text:p>447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4d1d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7" calcext:value-type="date">
            <text:p>6/17/2020</text:p>
          </table:table-cell>
          <table:table-cell table:style-name="ce4" office:value-type="float" office:value="4475" calcext:value-type="float">
            <text:p>447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6a90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7" calcext:value-type="date">
            <text:p>6/17/2020</text:p>
          </table:table-cell>
          <table:table-cell table:style-name="ce4" office:value-type="float" office:value="4476" calcext:value-type="float">
            <text:p>4476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287806" calcext:value-type="float">
            <text:p>28780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7" calcext:value-type="date">
            <text:p>6/17/2020</text:p>
          </table:table-cell>
          <table:table-cell table:style-name="ce4" office:value-type="float" office:value="4477" calcext:value-type="float">
            <text:p>447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0a8a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7" calcext:value-type="date">
            <text:p>6/17/2020</text:p>
          </table:table-cell>
          <table:table-cell table:style-name="ce4" office:value-type="string" calcext:value-type="string">
            <text:p>4478-448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dca1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8" calcext:value-type="date">
            <text:p>6/18/2020</text:p>
          </table:table-cell>
          <table:table-cell table:style-name="ce4" office:value-type="string" calcext:value-type="string">
            <text:p>4481-448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8d3d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18" calcext:value-type="date">
            <text:p>6/18/2020</text:p>
          </table:table-cell>
          <table:table-cell table:style-name="ce4" office:value-type="float" office:value="4483" calcext:value-type="float">
            <text:p>448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cba9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0" calcext:value-type="date">
            <text:p>6/20/2020</text:p>
          </table:table-cell>
          <table:table-cell table:style-name="ce4" office:value-type="float" office:value="4484" calcext:value-type="float">
            <text:p>448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6f40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0" calcext:value-type="date">
            <text:p>6/20/2020</text:p>
          </table:table-cell>
          <table:table-cell table:style-name="ce4" office:value-type="float" office:value="4485" calcext:value-type="float">
            <text:p>4485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674010" calcext:value-type="float">
            <text:p>67401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0" calcext:value-type="date">
            <text:p>6/20/2020</text:p>
          </table:table-cell>
          <table:table-cell table:style-name="ce4" office:value-type="float" office:value="4486" calcext:value-type="float">
            <text:p>448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fa2e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0" calcext:value-type="date">
            <text:p>6/20/2020</text:p>
          </table:table-cell>
          <table:table-cell table:style-name="ce4" office:value-type="float" office:value="4487" calcext:value-type="float">
            <text:p>448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e059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1" calcext:value-type="date">
            <text:p>6/21/2020</text:p>
          </table:table-cell>
          <table:table-cell table:style-name="ce4" office:value-type="float" office:value="4488" calcext:value-type="float">
            <text:p>448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b466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1" calcext:value-type="date">
            <text:p>6/21/2020</text:p>
          </table:table-cell>
          <table:table-cell table:style-name="ce4" office:value-type="float" office:value="4489" calcext:value-type="float">
            <text:p>448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c5e4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1" calcext:value-type="date">
            <text:p>6/21/2020</text:p>
          </table:table-cell>
          <table:table-cell table:style-name="ce4" office:value-type="string" calcext:value-type="string">
            <text:p>4490-449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71c9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1" calcext:value-type="date">
            <text:p>6/21/2020</text:p>
          </table:table-cell>
          <table:table-cell table:style-name="ce4" office:value-type="float" office:value="4492" calcext:value-type="float">
            <text:p>449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5f3e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1" calcext:value-type="date">
            <text:p>6/21/2020</text:p>
          </table:table-cell>
          <table:table-cell table:style-name="ce4" office:value-type="float" office:value="4493" calcext:value-type="float">
            <text:p>449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44b1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2" calcext:value-type="date">
            <text:p>6/22/2020</text:p>
          </table:table-cell>
          <table:table-cell table:style-name="ce4" office:value-type="string" calcext:value-type="string">
            <text:p>4494-449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cb60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2" calcext:value-type="date">
            <text:p>6/22/2020</text:p>
          </table:table-cell>
          <table:table-cell table:style-name="ce4" office:value-type="string" calcext:value-type="string">
            <text:p>4496-449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dbe2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3" calcext:value-type="date">
            <text:p>6/23/2020</text:p>
          </table:table-cell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664a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3" calcext:value-type="date">
            <text:p>6/23/2020</text:p>
          </table:table-cell>
          <table:table-cell table:style-name="ce4" office:value-type="string" calcext:value-type="string">
            <text:p>4501-450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0394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3" calcext:value-type="date">
            <text:p>6/23/2020</text:p>
          </table:table-cell>
          <table:table-cell table:style-name="ce4" office:value-type="float" office:value="4503" calcext:value-type="float">
            <text:p>450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4d9e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3" calcext:value-type="date">
            <text:p>6/23/2020</text:p>
          </table:table-cell>
          <table:table-cell table:style-name="ce4" office:value-type="float" office:value="4504" calcext:value-type="float">
            <text:p>450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807e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3" calcext:value-type="date">
            <text:p>6/23/2020</text:p>
          </table:table-cell>
          <table:table-cell table:style-name="ce4" office:value-type="float" office:value="4505" calcext:value-type="float">
            <text:p>450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bc9d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string" calcext:value-type="string">
            <text:p>4506-450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3fbc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float" office:value="4508" calcext:value-type="float">
            <text:p>450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f914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string" calcext:value-type="string">
            <text:p>4509-451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4ac8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float" office:value="4512" calcext:value-type="float">
            <text:p>451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0276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string" calcext:value-type="string">
            <text:p>4513-451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c574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float" office:value="4516" calcext:value-type="float">
            <text:p>451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fb5d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float" office:value="4517" calcext:value-type="float">
            <text:p>451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0db1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float" office:value="4518" calcext:value-type="float">
            <text:p>451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2a8c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4" calcext:value-type="date">
            <text:p>6/24/2020</text:p>
          </table:table-cell>
          <table:table-cell table:style-name="ce4" office:value-type="float" office:value="4519" calcext:value-type="float">
            <text:p>451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36c6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5" calcext:value-type="date">
            <text:p>6/25/2020</text:p>
          </table:table-cell>
          <table:table-cell table:style-name="ce4" office:value-type="string" calcext:value-type="string">
            <text:p>4520-452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079e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5" calcext:value-type="date">
            <text:p>6/25/2020</text:p>
          </table:table-cell>
          <table:table-cell table:style-name="ce4" office:value-type="string" calcext:value-type="string">
            <text:p>4522-452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9f96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5" calcext:value-type="date">
            <text:p>6/25/2020</text:p>
          </table:table-cell>
          <table:table-cell table:style-name="ce4" office:value-type="string" calcext:value-type="string">
            <text:p>4524-452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e131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6/25/2020 - 6/26/2020</text:p>
          </table:table-cell>
          <table:table-cell table:style-name="ce4" office:value-type="string" calcext:value-type="string">
            <text:p>4526-452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ad4b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6" calcext:value-type="date">
            <text:p>6/26/2020</text:p>
          </table:table-cell>
          <table:table-cell table:style-name="ce4" office:value-type="float" office:value="4529" calcext:value-type="float">
            <text:p>452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b2f6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6" calcext:value-type="date">
            <text:p>6/26/2020</text:p>
          </table:table-cell>
          <table:table-cell table:style-name="ce4" office:value-type="string" calcext:value-type="string">
            <text:p>4530-453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ed76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8" calcext:value-type="date">
            <text:p>6/28/2020</text:p>
          </table:table-cell>
          <table:table-cell table:style-name="ce4" office:value-type="float" office:value="4535" calcext:value-type="float">
            <text:p>453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a9c6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8" calcext:value-type="date">
            <text:p>6/28/2020</text:p>
          </table:table-cell>
          <table:table-cell table:style-name="ce4" office:value-type="float" office:value="4536" calcext:value-type="float">
            <text:p>453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08ed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9" calcext:value-type="date">
            <text:p>6/29/2020</text:p>
          </table:table-cell>
          <table:table-cell table:style-name="ce4" office:value-type="float" office:value="4537" calcext:value-type="float">
            <text:p>4537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867650" calcext:value-type="float">
            <text:p>86765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9" calcext:value-type="date">
            <text:p>6/29/2020</text:p>
          </table:table-cell>
          <table:table-cell table:style-name="ce4" office:value-type="float" office:value="4538" calcext:value-type="float">
            <text:p>4538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484318" calcext:value-type="float">
            <text:p>48431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9" calcext:value-type="date">
            <text:p>6/29/2020</text:p>
          </table:table-cell>
          <table:table-cell table:style-name="ce4" office:value-type="string" calcext:value-type="string">
            <text:p>4539-454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e51b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29" calcext:value-type="date">
            <text:p>6/29/2020</text:p>
          </table:table-cell>
          <table:table-cell table:style-name="ce4" office:value-type="float" office:value="4543" calcext:value-type="float">
            <text:p>454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f6d6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30" calcext:value-type="date">
            <text:p>6/30/2020</text:p>
          </table:table-cell>
          <table:table-cell table:style-name="ce4" office:value-type="string" calcext:value-type="string">
            <text:p>4544-454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ee94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30" calcext:value-type="date">
            <text:p>6/30/2020</text:p>
          </table:table-cell>
          <table:table-cell table:style-name="ce4" office:value-type="float" office:value="4546" calcext:value-type="float">
            <text:p>454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4a7f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30" calcext:value-type="date">
            <text:p>6/30/2020</text:p>
          </table:table-cell>
          <table:table-cell table:style-name="ce4" office:value-type="float" office:value="4547" calcext:value-type="float">
            <text:p>454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dfa1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30" calcext:value-type="date">
            <text:p>6/30/2020</text:p>
          </table:table-cell>
          <table:table-cell table:style-name="ce4" office:value-type="float" office:value="4548" calcext:value-type="float">
            <text:p>454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f3c1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30" calcext:value-type="date">
            <text:p>6/30/2020</text:p>
          </table:table-cell>
          <table:table-cell table:style-name="ce4" office:value-type="string" calcext:value-type="string">
            <text:p>4549-455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9b62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6-30" calcext:value-type="date">
            <text:p>6/30/2020</text:p>
          </table:table-cell>
          <table:table-cell table:style-name="ce4" office:value-type="float" office:value="4551" calcext:value-type="float">
            <text:p>455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ccca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1" calcext:value-type="date">
            <text:p>7/1/2020</text:p>
          </table:table-cell>
          <table:table-cell table:style-name="ce4" office:value-type="float" office:value="4552" calcext:value-type="float">
            <text:p>455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1f0a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1" calcext:value-type="date">
            <text:p>7/1/2020</text:p>
          </table:table-cell>
          <table:table-cell table:style-name="ce4" office:value-type="float" office:value="4553" calcext:value-type="float">
            <text:p>455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2b6e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1" calcext:value-type="date">
            <text:p>7/1/2020</text:p>
          </table:table-cell>
          <table:table-cell table:style-name="ce4" office:value-type="float" office:value="4554" calcext:value-type="float">
            <text:p>455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7da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1" calcext:value-type="date">
            <text:p>7/1/2020</text:p>
          </table:table-cell>
          <table:table-cell table:style-name="ce4" office:value-type="string" calcext:value-type="string">
            <text:p>4555-455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2492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1" calcext:value-type="date">
            <text:p>7/1/2020</text:p>
          </table:table-cell>
          <table:table-cell table:style-name="ce4" office:value-type="float" office:value="4557" calcext:value-type="float">
            <text:p>455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8123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1" calcext:value-type="date">
            <text:p>7/1/2020</text:p>
          </table:table-cell>
          <table:table-cell table:style-name="ce4" office:value-type="float" office:value="4558" calcext:value-type="float">
            <text:p>455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77b1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1" calcext:value-type="date">
            <text:p>7/1/2020</text:p>
          </table:table-cell>
          <table:table-cell table:style-name="ce4" office:value-type="float" office:value="4559" calcext:value-type="float">
            <text:p>455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0d61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1" calcext:value-type="date">
            <text:p>7/1/2020</text:p>
          </table:table-cell>
          <table:table-cell table:style-name="ce4" office:value-type="float" office:value="4560" calcext:value-type="float">
            <text:p>456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02bf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float" office:value="4561" calcext:value-type="float">
            <text:p>456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e6f4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float" office:value="4562" calcext:value-type="float">
            <text:p>456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5ae3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string" calcext:value-type="string">
            <text:p>4563-456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e35c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float" office:value="4565" calcext:value-type="float">
            <text:p>456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67d3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float" office:value="4566" calcext:value-type="float">
            <text:p>456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bbfe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string" calcext:value-type="string">
            <text:p>4567-457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2e6a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float" office:value="4571" calcext:value-type="float">
            <text:p>457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cb49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float" office:value="4572" calcext:value-type="float">
            <text:p>457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442e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float" office:value="4573" calcext:value-type="float">
            <text:p>457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0749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string" calcext:value-type="string">
            <text:p>4574-457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698f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02" calcext:value-type="date">
            <text:p>7/2/2020</text:p>
          </table:table-cell>
          <table:table-cell table:style-name="ce4" office:value-type="string" calcext:value-type="string">
            <text:p>4579-458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5901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7" calcext:value-type="date">
            <text:p>7/17/2020</text:p>
          </table:table-cell>
          <table:table-cell table:style-name="ce4" office:value-type="string" calcext:value-type="string">
            <text:p>4581-458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d9a0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7" calcext:value-type="date">
            <text:p>7/17/2020</text:p>
          </table:table-cell>
          <table:table-cell table:style-name="ce4" office:value-type="string" calcext:value-type="string">
            <text:p>4584-458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78ed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7" calcext:value-type="date">
            <text:p>7/17/2020</text:p>
          </table:table-cell>
          <table:table-cell table:style-name="ce4" office:value-type="float" office:value="4586" calcext:value-type="float">
            <text:p>458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dd5e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7" calcext:value-type="date">
            <text:p>7/17/2020</text:p>
          </table:table-cell>
          <table:table-cell table:style-name="ce4" office:value-type="float" office:value="4587" calcext:value-type="float">
            <text:p>458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4dc5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8" calcext:value-type="date">
            <text:p>7/18/2020</text:p>
          </table:table-cell>
          <table:table-cell table:style-name="ce4" office:value-type="string" calcext:value-type="string">
            <text:p>4588-458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b398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8" calcext:value-type="date">
            <text:p>7/18/2020</text:p>
          </table:table-cell>
          <table:table-cell table:style-name="ce4" office:value-type="string" calcext:value-type="string">
            <text:p>4590-459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520c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8" calcext:value-type="date">
            <text:p>7/18/2020</text:p>
          </table:table-cell>
          <table:table-cell table:style-name="ce4" office:value-type="string" calcext:value-type="string">
            <text:p>4592-459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eef8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9" calcext:value-type="date">
            <text:p>7/19/2020</text:p>
          </table:table-cell>
          <table:table-cell table:style-name="ce4" office:value-type="string" calcext:value-type="string">
            <text:p>4594-459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0235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9" calcext:value-type="date">
            <text:p>7/19/2020</text:p>
          </table:table-cell>
          <table:table-cell table:style-name="ce4" office:value-type="float" office:value="4597" calcext:value-type="float">
            <text:p>459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a25d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9" calcext:value-type="date">
            <text:p>7/19/2020</text:p>
          </table:table-cell>
          <table:table-cell table:style-name="ce4" office:value-type="string" calcext:value-type="string">
            <text:p>4598-459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91d4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9" calcext:value-type="date">
            <text:p>7/19/2020</text:p>
          </table:table-cell>
          <table:table-cell table:style-name="ce4" office:value-type="string" calcext:value-type="string">
            <text:p>4600-460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6ffc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9" calcext:value-type="date">
            <text:p>7/19/2020</text:p>
          </table:table-cell>
          <table:table-cell table:style-name="ce4" office:value-type="string" calcext:value-type="string">
            <text:p>4603-460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4847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9" calcext:value-type="date">
            <text:p>7/19/2020</text:p>
          </table:table-cell>
          <table:table-cell table:style-name="ce4" office:value-type="string" calcext:value-type="string">
            <text:p>4605-460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7187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19" calcext:value-type="date">
            <text:p>7/19/2020</text:p>
          </table:table-cell>
          <table:table-cell table:style-name="ce4" office:value-type="string" calcext:value-type="string">
            <text:p>4607-460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4fff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7/19/2020-7/10/2020</text:p>
          </table:table-cell>
          <table:table-cell table:style-name="ce4" office:value-type="string" calcext:value-type="string">
            <text:p>4609-461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4fba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22" calcext:value-type="date">
            <text:p>7/22/2020</text:p>
          </table:table-cell>
          <table:table-cell table:style-name="ce4" office:value-type="string" calcext:value-type="string">
            <text:p>4611-461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8fd8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23" calcext:value-type="date">
            <text:p>7/23/2020</text:p>
          </table:table-cell>
          <table:table-cell table:style-name="ce4" office:value-type="float" office:value="4613" calcext:value-type="float">
            <text:p>461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9120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28" calcext:value-type="date">
            <text:p>7/28/2020</text:p>
          </table:table-cell>
          <table:table-cell table:style-name="ce4" office:value-type="string" calcext:value-type="string">
            <text:p>4614-4616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496637" calcext:value-type="float">
            <text:p>49663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30" calcext:value-type="date">
            <text:p>7/30/2020</text:p>
          </table:table-cell>
          <table:table-cell table:style-name="ce4" office:value-type="string" calcext:value-type="string">
            <text:p>4617-461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67fb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30" calcext:value-type="date">
            <text:p>7/30/2020</text:p>
          </table:table-cell>
          <table:table-cell table:style-name="ce4" office:value-type="float" office:value="4619" calcext:value-type="float">
            <text:p>461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335e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7-31" calcext:value-type="date">
            <text:p>7/31/2020</text:p>
          </table:table-cell>
          <table:table-cell table:style-name="ce4" office:value-type="float" office:value="4620" calcext:value-type="float">
            <text:p>462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7641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8-17" calcext:value-type="date">
            <text:p>8/17/2020</text:p>
          </table:table-cell>
          <table:table-cell table:style-name="ce4" office:value-type="float" office:value="4621" calcext:value-type="float">
            <text:p>462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projectdcomms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8-19" calcext:value-type="date">
            <text:p>8/19/2020</text:p>
          </table:table-cell>
          <table:table-cell table:style-name="ce4" office:value-type="string" calcext:value-type="string">
            <text:p>4622-462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4cbb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8-20" calcext:value-type="date">
            <text:p>8/20/2020</text:p>
          </table:table-cell>
          <table:table-cell table:style-name="ce4" office:value-type="string" calcext:value-type="string">
            <text:p>4625-462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860a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8-26" calcext:value-type="date">
            <text:p>8/26/2020</text:p>
          </table:table-cell>
          <table:table-cell table:style-name="ce4" office:value-type="float" office:value="4627" calcext:value-type="float">
            <text:p>462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02f7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02" calcext:value-type="date">
            <text:p>9/2/2020</text:p>
          </table:table-cell>
          <table:table-cell table:style-name="ce4" office:value-type="string" calcext:value-type="string">
            <text:p>4628-462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e6cd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02" calcext:value-type="date">
            <text:p>9/2/2020</text:p>
          </table:table-cell>
          <table:table-cell table:style-name="ce4" office:value-type="string" calcext:value-type="string">
            <text:p>4630-463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8497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08" calcext:value-type="date">
            <text:p>9/8/2020</text:p>
          </table:table-cell>
          <table:table-cell table:style-name="ce4" office:value-type="string" calcext:value-type="string">
            <text:p>4635-463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9abc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08" calcext:value-type="date">
            <text:p>9/8/2020</text:p>
          </table:table-cell>
          <table:table-cell table:style-name="ce4" office:value-type="string" calcext:value-type="string">
            <text:p>4637-463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66b1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09" calcext:value-type="date">
            <text:p>9/9/2020</text:p>
          </table:table-cell>
          <table:table-cell table:style-name="ce4" office:value-type="string" calcext:value-type="string">
            <text:p>4639-464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8740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09" calcext:value-type="date">
            <text:p>9/9/2020</text:p>
          </table:table-cell>
          <table:table-cell table:style-name="ce4" office:value-type="float" office:value="4642" calcext:value-type="float">
            <text:p>464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aff3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09" calcext:value-type="date">
            <text:p>9/9/2020</text:p>
          </table:table-cell>
          <table:table-cell table:style-name="ce4" office:value-type="float" office:value="4643" calcext:value-type="float">
            <text:p>464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d30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float" office:value="4644" calcext:value-type="float">
            <text:p>464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2946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float" office:value="4645" calcext:value-type="float">
            <text:p>464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aab9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string" calcext:value-type="string">
            <text:p>4646-464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1bac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float" office:value="4650" calcext:value-type="float">
            <text:p>465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1457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float" office:value="4651" calcext:value-type="float">
            <text:p>465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ca92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float" office:value="4652" calcext:value-type="float">
            <text:p>465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6bd6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string" calcext:value-type="string">
            <text:p>4653-465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e869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string" calcext:value-type="string">
            <text:p>4655-465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d07c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string" calcext:value-type="string">
            <text:p>4658-466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d7b1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0" calcext:value-type="date">
            <text:p>9/10/2020</text:p>
          </table:table-cell>
          <table:table-cell table:style-name="ce4" office:value-type="float" office:value="4664" calcext:value-type="float">
            <text:p>466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37a3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1" calcext:value-type="date">
            <text:p>9/11/2020</text:p>
          </table:table-cell>
          <table:table-cell table:style-name="ce4" office:value-type="float" office:value="4665" calcext:value-type="float">
            <text:p>466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c0dc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1" calcext:value-type="date">
            <text:p>9/11/2020</text:p>
          </table:table-cell>
          <table:table-cell table:style-name="ce4" office:value-type="float" office:value="4666" calcext:value-type="float">
            <text:p>466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3534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1" calcext:value-type="date">
            <text:p>9/11/2020</text:p>
          </table:table-cell>
          <table:table-cell table:style-name="ce4" office:value-type="string" calcext:value-type="string">
            <text:p>4667-466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000b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1" calcext:value-type="date">
            <text:p>9/11/2020</text:p>
          </table:table-cell>
          <table:table-cell table:style-name="ce4" office:value-type="float" office:value="4669" calcext:value-type="float">
            <text:p>466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04ba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1" calcext:value-type="date">
            <text:p>9/11/2020</text:p>
          </table:table-cell>
          <table:table-cell table:style-name="ce4" office:value-type="string" calcext:value-type="string">
            <text:p>4670-4673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157404" calcext:value-type="float">
            <text:p>15740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1" calcext:value-type="date">
            <text:p>9/11/2020</text:p>
          </table:table-cell>
          <table:table-cell table:style-name="ce4" office:value-type="string" calcext:value-type="string">
            <text:p>4674-467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9e85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2" calcext:value-type="date">
            <text:p>9/12/2020</text:p>
          </table:table-cell>
          <table:table-cell table:style-name="ce4" office:value-type="string" calcext:value-type="string">
            <text:p>4676-467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dec8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2" calcext:value-type="date">
            <text:p>9/12/2020</text:p>
          </table:table-cell>
          <table:table-cell table:style-name="ce4" office:value-type="string" calcext:value-type="string">
            <text:p>4678-467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0fbc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2" calcext:value-type="date">
            <text:p>9/12/2020</text:p>
          </table:table-cell>
          <table:table-cell table:style-name="ce4" office:value-type="string" calcext:value-type="string">
            <text:p>4680-468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3b3f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2" calcext:value-type="date">
            <text:p>9/12/2020</text:p>
          </table:table-cell>
          <table:table-cell table:style-name="ce4" office:value-type="string" calcext:value-type="string">
            <text:p>4683-468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2dfa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2" calcext:value-type="date">
            <text:p>9/12/2020</text:p>
          </table:table-cell>
          <table:table-cell table:style-name="ce4" office:value-type="float" office:value="4685" calcext:value-type="float">
            <text:p>468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599d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3" calcext:value-type="date">
            <text:p>9/13/2020</text:p>
          </table:table-cell>
          <table:table-cell table:style-name="ce4" office:value-type="float" office:value="4686" calcext:value-type="float">
            <text:p>468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4f81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3" calcext:value-type="date">
            <text:p>9/13/2020</text:p>
          </table:table-cell>
          <table:table-cell table:style-name="ce4" office:value-type="string" calcext:value-type="string">
            <text:p>4687-468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48bc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3" calcext:value-type="date">
            <text:p>9/13/2020</text:p>
          </table:table-cell>
          <table:table-cell table:style-name="ce4" office:value-type="string" calcext:value-type="string">
            <text:p>4689-469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6451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3" calcext:value-type="date">
            <text:p>9/13/2020</text:p>
          </table:table-cell>
          <table:table-cell table:style-name="ce4" office:value-type="string" calcext:value-type="string">
            <text:p>4691-469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b444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3" calcext:value-type="date">
            <text:p>9/13/2020</text:p>
          </table:table-cell>
          <table:table-cell table:style-name="ce4" office:value-type="string" calcext:value-type="string">
            <text:p>4694-4695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558035" calcext:value-type="float">
            <text:p>55803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3" calcext:value-type="date">
            <text:p>9/13/2020</text:p>
          </table:table-cell>
          <table:table-cell table:style-name="ce4" office:value-type="float" office:value="4696" calcext:value-type="float">
            <text:p>469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15a5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3" calcext:value-type="date">
            <text:p>9/13/2020</text:p>
          </table:table-cell>
          <table:table-cell table:style-name="ce4" office:value-type="string" calcext:value-type="string">
            <text:p>4697-469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64c4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4" calcext:value-type="date">
            <text:p>9/14/2020</text:p>
          </table:table-cell>
          <table:table-cell table:style-name="ce4" office:value-type="string" calcext:value-type="string">
            <text:p>4699-470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54ff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4" calcext:value-type="date">
            <text:p>9/14/2020</text:p>
          </table:table-cell>
          <table:table-cell table:style-name="ce4" office:value-type="string" calcext:value-type="string">
            <text:p>4703-470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b23e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4" calcext:value-type="date">
            <text:p>9/14/2020</text:p>
          </table:table-cell>
          <table:table-cell table:style-name="ce4" office:value-type="float" office:value="4705" calcext:value-type="float">
            <text:p>4705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316381" calcext:value-type="float">
            <text:p>31638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4" calcext:value-type="date">
            <text:p>9/14/2020</text:p>
          </table:table-cell>
          <table:table-cell table:style-name="ce4" office:value-type="string" calcext:value-type="string">
            <text:p>4706-470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c6b1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4" calcext:value-type="date">
            <text:p>9/14/2020</text:p>
          </table:table-cell>
          <table:table-cell table:style-name="ce4" office:value-type="float" office:value="4708" calcext:value-type="float">
            <text:p>470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c510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4" calcext:value-type="date">
            <text:p>9/14/2020</text:p>
          </table:table-cell>
          <table:table-cell table:style-name="ce4" office:value-type="string" calcext:value-type="string">
            <text:p>4709-471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2568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4" calcext:value-type="date">
            <text:p>9/14/2020</text:p>
          </table:table-cell>
          <table:table-cell table:style-name="ce4" office:value-type="string" calcext:value-type="string">
            <text:p>4713-471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9adb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6" calcext:value-type="date">
            <text:p>9/16/2020</text:p>
          </table:table-cell>
          <table:table-cell table:style-name="ce4" office:value-type="float" office:value="4715" calcext:value-type="float">
            <text:p>471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0442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6" calcext:value-type="date">
            <text:p>9/16/2020</text:p>
          </table:table-cell>
          <table:table-cell table:style-name="ce4" office:value-type="string" calcext:value-type="string">
            <text:p>4716-472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38eb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6" calcext:value-type="date">
            <text:p>9/16/2020</text:p>
          </table:table-cell>
          <table:table-cell table:style-name="ce4" office:value-type="float" office:value="4723" calcext:value-type="float">
            <text:p>472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a069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6" calcext:value-type="date">
            <text:p>9/16/2020</text:p>
          </table:table-cell>
          <table:table-cell table:style-name="ce4" office:value-type="float" office:value="4724" calcext:value-type="float">
            <text:p>472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dd9f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6" calcext:value-type="date">
            <text:p>9/16/2020</text:p>
          </table:table-cell>
          <table:table-cell table:style-name="ce4" office:value-type="string" calcext:value-type="string">
            <text:p>4725-472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5c81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6" calcext:value-type="date">
            <text:p>9/16/2020</text:p>
          </table:table-cell>
          <table:table-cell table:style-name="ce4" office:value-type="string" calcext:value-type="string">
            <text:p>4727-473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e454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7" calcext:value-type="date">
            <text:p>9/17/2020</text:p>
          </table:table-cell>
          <table:table-cell table:style-name="ce4" office:value-type="string" calcext:value-type="string">
            <text:p>4731-473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36ca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7" calcext:value-type="date">
            <text:p>9/17/2020</text:p>
          </table:table-cell>
          <table:table-cell table:style-name="ce4" office:value-type="float" office:value="4734" calcext:value-type="float">
            <text:p>473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03d5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7" calcext:value-type="date">
            <text:p>9/17/2020</text:p>
          </table:table-cell>
          <table:table-cell table:style-name="ce4" office:value-type="string" calcext:value-type="string">
            <text:p>4735-473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0d22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19" calcext:value-type="date">
            <text:p>9/19/2020</text:p>
          </table:table-cell>
          <table:table-cell table:style-name="ce4" office:value-type="float" office:value="4737" calcext:value-type="float">
            <text:p>473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3763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0" calcext:value-type="date">
            <text:p>9/20/2020</text:p>
          </table:table-cell>
          <table:table-cell table:style-name="ce4" office:value-type="string" calcext:value-type="string">
            <text:p>4738-473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4ee6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1" calcext:value-type="date">
            <text:p>9/21/2020</text:p>
          </table:table-cell>
          <table:table-cell table:style-name="ce4" office:value-type="float" office:value="4740" calcext:value-type="float">
            <text:p>474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8bc83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2" calcext:value-type="date">
            <text:p>9/22/2020</text:p>
          </table:table-cell>
          <table:table-cell table:style-name="ce4" office:value-type="float" office:value="4741" calcext:value-type="float">
            <text:p>474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ef43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3" calcext:value-type="date">
            <text:p>9/23/2020</text:p>
          </table:table-cell>
          <table:table-cell table:style-name="ce4" office:value-type="string" calcext:value-type="string">
            <text:p>4742-474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ef5e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3" calcext:value-type="date">
            <text:p>9/23/2020</text:p>
          </table:table-cell>
          <table:table-cell table:style-name="ce4" office:value-type="string" calcext:value-type="string">
            <text:p>4745-474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481e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3" calcext:value-type="date">
            <text:p>9/23/2020</text:p>
          </table:table-cell>
          <table:table-cell table:style-name="ce4" office:value-type="float" office:value="4750" calcext:value-type="float">
            <text:p>475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7d16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3" calcext:value-type="date">
            <text:p>9/23/2020</text:p>
          </table:table-cell>
          <table:table-cell table:style-name="ce4" office:value-type="string" calcext:value-type="string">
            <text:p>4751-475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f077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3" calcext:value-type="date">
            <text:p>9/23/2020</text:p>
          </table:table-cell>
          <table:table-cell table:style-name="ce4" office:value-type="float" office:value="4753" calcext:value-type="float">
            <text:p>475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3d6a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3" calcext:value-type="date">
            <text:p>9/23/2020</text:p>
          </table:table-cell>
          <table:table-cell table:style-name="ce4" office:value-type="float" office:value="4754" calcext:value-type="float">
            <text:p>475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88da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4" calcext:value-type="date">
            <text:p>9/24/2020</text:p>
          </table:table-cell>
          <table:table-cell table:style-name="ce4" office:value-type="float" office:value="4755" calcext:value-type="float">
            <text:p>475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cf12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4" calcext:value-type="date">
            <text:p>9/24/2020</text:p>
          </table:table-cell>
          <table:table-cell table:style-name="ce4" office:value-type="string" calcext:value-type="string">
            <text:p>4756-475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cf12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4" calcext:value-type="date">
            <text:p>9/24/2020</text:p>
          </table:table-cell>
          <table:table-cell table:style-name="ce4" office:value-type="float" office:value="4758" calcext:value-type="float">
            <text:p>475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eaf6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4" calcext:value-type="date">
            <text:p>9/24/2020</text:p>
          </table:table-cell>
          <table:table-cell table:style-name="ce4" office:value-type="string" calcext:value-type="string">
            <text:p>4759-476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382f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4" calcext:value-type="date">
            <text:p>9/24/2020</text:p>
          </table:table-cell>
          <table:table-cell table:style-name="ce4" office:value-type="string" calcext:value-type="string">
            <text:p>4761-476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e789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4" calcext:value-type="date">
            <text:p>9/24/2020</text:p>
          </table:table-cell>
          <table:table-cell table:style-name="ce4" office:value-type="float" office:value="4764" calcext:value-type="float">
            <text:p>476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9044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5" calcext:value-type="date">
            <text:p>9/25/2020</text:p>
          </table:table-cell>
          <table:table-cell table:style-name="ce4" office:value-type="string" calcext:value-type="string">
            <text:p>4765-4768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504687" calcext:value-type="float">
            <text:p>50468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5" calcext:value-type="date">
            <text:p>9/25/2020</text:p>
          </table:table-cell>
          <table:table-cell table:style-name="ce4" office:value-type="float" office:value="4769" calcext:value-type="float">
            <text:p>476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2600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5" calcext:value-type="date">
            <text:p>9/25/2020</text:p>
          </table:table-cell>
          <table:table-cell table:style-name="ce4" office:value-type="string" calcext:value-type="string">
            <text:p>4770-477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b2ff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5" calcext:value-type="date">
            <text:p>9/25/2020</text:p>
          </table:table-cell>
          <table:table-cell table:style-name="ce4" office:value-type="float" office:value="4772" calcext:value-type="float">
            <text:p>477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7a92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6" calcext:value-type="date">
            <text:p>9/26/2020</text:p>
          </table:table-cell>
          <table:table-cell table:style-name="ce4" office:value-type="float" office:value="4773" calcext:value-type="float">
            <text:p>477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746d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6" calcext:value-type="date">
            <text:p>9/26/2020</text:p>
          </table:table-cell>
          <table:table-cell table:style-name="ce4" office:value-type="float" office:value="4774" calcext:value-type="float">
            <text:p>477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2a11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6" calcext:value-type="date">
            <text:p>9/26/2020</text:p>
          </table:table-cell>
          <table:table-cell table:style-name="ce4" office:value-type="float" office:value="4775" calcext:value-type="float">
            <text:p>477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f551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6" calcext:value-type="date">
            <text:p>9/26/2020</text:p>
          </table:table-cell>
          <table:table-cell table:style-name="ce4" office:value-type="float" office:value="4776" calcext:value-type="float">
            <text:p>477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d449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8" calcext:value-type="date">
            <text:p>9/28/2020</text:p>
          </table:table-cell>
          <table:table-cell table:style-name="ce4" office:value-type="string" calcext:value-type="string">
            <text:p>4777-477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f949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8" calcext:value-type="date">
            <text:p>9/28/2020</text:p>
          </table:table-cell>
          <table:table-cell table:style-name="ce4" office:value-type="string" calcext:value-type="string">
            <text:p>4779-478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9785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8" calcext:value-type="date">
            <text:p>9/28/2020</text:p>
          </table:table-cell>
          <table:table-cell table:style-name="ce4" office:value-type="float" office:value="4781" calcext:value-type="float">
            <text:p>478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0bd8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8" calcext:value-type="date">
            <text:p>9/28/2020</text:p>
          </table:table-cell>
          <table:table-cell table:style-name="ce4" office:value-type="string" calcext:value-type="string">
            <text:p>4782-478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2d06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8" calcext:value-type="date">
            <text:p>9/28/2020</text:p>
          </table:table-cell>
          <table:table-cell table:style-name="ce4" office:value-type="string" calcext:value-type="string">
            <text:p>4784-478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4a75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8" calcext:value-type="date">
            <text:p>9/28/2020</text:p>
          </table:table-cell>
          <table:table-cell table:style-name="ce4" office:value-type="float" office:value="4786" calcext:value-type="float">
            <text:p>478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87c4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9" calcext:value-type="date">
            <text:p>9/29/2020</text:p>
          </table:table-cell>
          <table:table-cell table:style-name="ce4" office:value-type="float" office:value="4787" calcext:value-type="float">
            <text:p>478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1569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9" calcext:value-type="date">
            <text:p>9/29/2020</text:p>
          </table:table-cell>
          <table:table-cell table:style-name="ce4" office:value-type="float" office:value="4788" calcext:value-type="float">
            <text:p>478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18fe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9" calcext:value-type="date">
            <text:p>9/29/2020</text:p>
          </table:table-cell>
          <table:table-cell table:style-name="ce4" office:value-type="float" office:value="4789" calcext:value-type="float">
            <text:p>478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f00a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9" calcext:value-type="date">
            <text:p>9/29/2020</text:p>
          </table:table-cell>
          <table:table-cell table:style-name="ce4" office:value-type="string" calcext:value-type="string">
            <text:p>4790-479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1dad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29" calcext:value-type="date">
            <text:p>9/29/2020</text:p>
          </table:table-cell>
          <table:table-cell table:style-name="ce4" office:value-type="float" office:value="4793" calcext:value-type="float">
            <text:p>479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fe94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30" calcext:value-type="date">
            <text:p>9/30/2020</text:p>
          </table:table-cell>
          <table:table-cell table:style-name="ce4" office:value-type="string" calcext:value-type="string">
            <text:p>4794-479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321c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09-30" calcext:value-type="date">
            <text:p>9/30/2020</text:p>
          </table:table-cell>
          <table:table-cell table:style-name="ce4" office:value-type="string" calcext:value-type="string">
            <text:p>4796-479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4afe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9/30/2020-10/1/2020</text:p>
          </table:table-cell>
          <table:table-cell table:style-name="ce4" office:value-type="string" calcext:value-type="string">
            <text:p>4798-4800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376386" calcext:value-type="float">
            <text:p>37638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1" calcext:value-type="date">
            <text:p>10/1/2020</text:p>
          </table:table-cell>
          <table:table-cell table:style-name="ce4" office:value-type="float" office:value="4801" calcext:value-type="float">
            <text:p>480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596d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1" calcext:value-type="date">
            <text:p>10/1/2020</text:p>
          </table:table-cell>
          <table:table-cell table:style-name="ce4" office:value-type="string" calcext:value-type="string">
            <text:p>4802-480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3713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1" calcext:value-type="date">
            <text:p>10/1/2020</text:p>
          </table:table-cell>
          <table:table-cell table:style-name="ce4" office:value-type="string" calcext:value-type="string">
            <text:p>4805-480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475c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6" calcext:value-type="date">
            <text:p>10/6/2020</text:p>
          </table:table-cell>
          <table:table-cell table:style-name="ce4" office:value-type="string" calcext:value-type="string">
            <text:p>4807-481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63e6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6" calcext:value-type="date">
            <text:p>10/6/2020</text:p>
          </table:table-cell>
          <table:table-cell table:style-name="ce4" office:value-type="float" office:value="4811" calcext:value-type="float">
            <text:p>481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64df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6" calcext:value-type="date">
            <text:p>10/6/2020</text:p>
          </table:table-cell>
          <table:table-cell table:style-name="ce4" office:value-type="string" calcext:value-type="string">
            <text:p>4812-481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a3db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6" calcext:value-type="date">
            <text:p>10/6/2020</text:p>
          </table:table-cell>
          <table:table-cell table:style-name="ce4" office:value-type="string" calcext:value-type="string">
            <text:p>4814-481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8b7b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6" calcext:value-type="date">
            <text:p>10/6/2020</text:p>
          </table:table-cell>
          <table:table-cell table:style-name="ce4" office:value-type="float" office:value="4816" calcext:value-type="float">
            <text:p>4816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950588" calcext:value-type="float">
            <text:p>95058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6" calcext:value-type="date">
            <text:p>10/6/2020</text:p>
          </table:table-cell>
          <table:table-cell table:style-name="ce4" office:value-type="float" office:value="4817" calcext:value-type="float">
            <text:p>481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6d8e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7" calcext:value-type="date">
            <text:p>10/7/2020</text:p>
          </table:table-cell>
          <table:table-cell table:style-name="ce4" office:value-type="string" calcext:value-type="string">
            <text:p>4818-482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808e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7" calcext:value-type="date">
            <text:p>10/7/2020</text:p>
          </table:table-cell>
          <table:table-cell table:style-name="ce4" office:value-type="string" calcext:value-type="string">
            <text:p>4821-482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f2e0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7" calcext:value-type="date">
            <text:p>10/7/2020</text:p>
          </table:table-cell>
          <table:table-cell table:style-name="ce4" office:value-type="float" office:value="4824" calcext:value-type="float">
            <text:p>482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778e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7" calcext:value-type="date">
            <text:p>10/7/2020</text:p>
          </table:table-cell>
          <table:table-cell table:style-name="ce4" office:value-type="string" calcext:value-type="string">
            <text:p>4825-482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bb89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7" calcext:value-type="date">
            <text:p>10/7/2020</text:p>
          </table:table-cell>
          <table:table-cell table:style-name="ce4" office:value-type="float" office:value="4828" calcext:value-type="float">
            <text:p>482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dc07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7" calcext:value-type="date">
            <text:p>10/7/2020</text:p>
          </table:table-cell>
          <table:table-cell table:style-name="ce4" office:value-type="string" calcext:value-type="string">
            <text:p>4829-483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3091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7" calcext:value-type="date">
            <text:p>10/7/2020</text:p>
          </table:table-cell>
          <table:table-cell table:style-name="ce4" office:value-type="float" office:value="4832" calcext:value-type="float">
            <text:p>483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b43a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8" calcext:value-type="date">
            <text:p>10/8/2020</text:p>
          </table:table-cell>
          <table:table-cell table:style-name="ce4" office:value-type="string" calcext:value-type="string">
            <text:p>4833-483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86b4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8" calcext:value-type="date">
            <text:p>10/8/2020</text:p>
          </table:table-cell>
          <table:table-cell table:style-name="ce4" office:value-type="string" calcext:value-type="string">
            <text:p>4836-483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2d60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9" calcext:value-type="date">
            <text:p>10/9/2020</text:p>
          </table:table-cell>
          <table:table-cell table:style-name="ce4" office:value-type="string" calcext:value-type="string">
            <text:p>4838-484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cc9d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9" calcext:value-type="date">
            <text:p>10/9/2020</text:p>
          </table:table-cell>
          <table:table-cell table:style-name="ce4" office:value-type="float" office:value="4842" calcext:value-type="float">
            <text:p>484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cc8a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9" calcext:value-type="date">
            <text:p>10/9/2020</text:p>
          </table:table-cell>
          <table:table-cell table:style-name="ce4" office:value-type="float" office:value="4843" calcext:value-type="float">
            <text:p>484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9c63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9" calcext:value-type="date">
            <text:p>10/9/2020</text:p>
          </table:table-cell>
          <table:table-cell table:style-name="ce4" office:value-type="float" office:value="4844" calcext:value-type="float">
            <text:p>484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93e6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09" calcext:value-type="date">
            <text:p>10/9/2020</text:p>
          </table:table-cell>
          <table:table-cell table:style-name="ce4" office:value-type="float" office:value="4845" calcext:value-type="float">
            <text:p>484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67e0e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1" calcext:value-type="date">
            <text:p>10/11/2020</text:p>
          </table:table-cell>
          <table:table-cell table:style-name="ce4" office:value-type="float" office:value="4846" calcext:value-type="float">
            <text:p>484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10e8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1" calcext:value-type="date">
            <text:p>10/11/2020</text:p>
          </table:table-cell>
          <table:table-cell table:style-name="ce4" office:value-type="string" calcext:value-type="string">
            <text:p>4847-484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56dbb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1" calcext:value-type="date">
            <text:p>10/11/2020</text:p>
          </table:table-cell>
          <table:table-cell table:style-name="ce4" office:value-type="float" office:value="4849" calcext:value-type="float">
            <text:p>484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a304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3" calcext:value-type="date">
            <text:p>10/13/2020</text:p>
          </table:table-cell>
          <table:table-cell table:style-name="ce4" office:value-type="float" office:value="4850" calcext:value-type="float">
            <text:p>485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a70a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4" calcext:value-type="date">
            <text:p>10/14/2020</text:p>
          </table:table-cell>
          <table:table-cell table:style-name="ce4" office:value-type="string" calcext:value-type="string">
            <text:p>4851-485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df5c9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4" calcext:value-type="date">
            <text:p>10/14/2020</text:p>
          </table:table-cell>
          <table:table-cell table:style-name="ce4" office:value-type="string" calcext:value-type="string">
            <text:p>4854-485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9d14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4" calcext:value-type="date">
            <text:p>10/14/2020</text:p>
          </table:table-cell>
          <table:table-cell table:style-name="ce4" office:value-type="string" calcext:value-type="string">
            <text:p>4857-485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df77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4" calcext:value-type="date">
            <text:p>10/14/2020</text:p>
          </table:table-cell>
          <table:table-cell table:style-name="ce4" office:value-type="string" calcext:value-type="string">
            <text:p>4859-486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f0b0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4" calcext:value-type="date">
            <text:p>10/14/2020</text:p>
          </table:table-cell>
          <table:table-cell table:style-name="ce4" office:value-type="float" office:value="4864" calcext:value-type="float">
            <text:p>486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b1b7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4" calcext:value-type="date">
            <text:p>10/14/2020</text:p>
          </table:table-cell>
          <table:table-cell table:style-name="ce4" office:value-type="string" calcext:value-type="string">
            <text:p>4865-486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1ffb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5" calcext:value-type="date">
            <text:p>10/15/2020</text:p>
          </table:table-cell>
          <table:table-cell table:style-name="ce4" office:value-type="string" calcext:value-type="string">
            <text:p>4867-486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b2ee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5" calcext:value-type="date">
            <text:p>10/15/2020</text:p>
          </table:table-cell>
          <table:table-cell table:style-name="ce4" office:value-type="string" calcext:value-type="string">
            <text:p>4869-487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9e69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5" calcext:value-type="date">
            <text:p>10/15/2020</text:p>
          </table:table-cell>
          <table:table-cell table:style-name="ce4" office:value-type="float" office:value="4873" calcext:value-type="float">
            <text:p>487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b2de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5" calcext:value-type="date">
            <text:p>10/15/2020</text:p>
          </table:table-cell>
          <table:table-cell table:style-name="ce4" office:value-type="string" calcext:value-type="string">
            <text:p>4874-487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7ac0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5" calcext:value-type="date">
            <text:p>10/15/2020</text:p>
          </table:table-cell>
          <table:table-cell table:style-name="ce4" office:value-type="string" calcext:value-type="string">
            <text:p>4876-487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b6b5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5" calcext:value-type="date">
            <text:p>10/15/2020</text:p>
          </table:table-cell>
          <table:table-cell table:style-name="ce4" office:value-type="string" calcext:value-type="string">
            <text:p>4878-487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7b7f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5" calcext:value-type="date">
            <text:p>10/15/2020</text:p>
          </table:table-cell>
          <table:table-cell table:style-name="ce4" office:value-type="float" office:value="4880" calcext:value-type="float">
            <text:p>488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a946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7" calcext:value-type="date">
            <text:p>10/17/2020</text:p>
          </table:table-cell>
          <table:table-cell table:style-name="ce4" office:value-type="float" office:value="4881" calcext:value-type="float">
            <text:p>488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457dc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7" calcext:value-type="date">
            <text:p>10/17/2020</text:p>
          </table:table-cell>
          <table:table-cell table:style-name="ce4" office:value-type="float" office:value="4882" calcext:value-type="float">
            <text:p>488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abb0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7" calcext:value-type="date">
            <text:p>10/17/2020</text:p>
          </table:table-cell>
          <table:table-cell table:style-name="ce4" office:value-type="float" office:value="4883" calcext:value-type="float">
            <text:p>488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ca0dd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7" calcext:value-type="date">
            <text:p>10/17/2020</text:p>
          </table:table-cell>
          <table:table-cell table:style-name="ce4" office:value-type="float" office:value="4884" calcext:value-type="float">
            <text:p>488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9b755f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7" calcext:value-type="date">
            <text:p>10/17/2020</text:p>
          </table:table-cell>
          <table:table-cell table:style-name="ce4" office:value-type="string" calcext:value-type="string">
            <text:p>4885-488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151f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7" calcext:value-type="date">
            <text:p>10/17/2020</text:p>
          </table:table-cell>
          <table:table-cell table:style-name="ce4" office:value-type="float" office:value="4887" calcext:value-type="float">
            <text:p>488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d590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8" calcext:value-type="date">
            <text:p>10/18/2020</text:p>
          </table:table-cell>
          <table:table-cell table:style-name="ce4" office:value-type="string" calcext:value-type="string">
            <text:p>4888-488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9480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8" calcext:value-type="date">
            <text:p>10/18/2020</text:p>
          </table:table-cell>
          <table:table-cell table:style-name="ce4" office:value-type="string" calcext:value-type="string">
            <text:p>4890-489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a316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8" calcext:value-type="date">
            <text:p>10/18/2020</text:p>
          </table:table-cell>
          <table:table-cell table:style-name="ce4" office:value-type="float" office:value="4893" calcext:value-type="float">
            <text:p>489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ed8d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8" calcext:value-type="date">
            <text:p>10/18/2020</text:p>
          </table:table-cell>
          <table:table-cell table:style-name="ce4" office:value-type="string" calcext:value-type="string">
            <text:p>4894-489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d6c5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8" calcext:value-type="date">
            <text:p>10/18/2020</text:p>
          </table:table-cell>
          <table:table-cell table:style-name="ce4" office:value-type="float" office:value="4898" calcext:value-type="float">
            <text:p>489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ccd4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8" calcext:value-type="date">
            <text:p>10/18/2020</text:p>
          </table:table-cell>
          <table:table-cell table:style-name="ce4" office:value-type="float" office:value="4899" calcext:value-type="float">
            <text:p>489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63b4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8" calcext:value-type="date">
            <text:p>10/18/2020</text:p>
          </table:table-cell>
          <table:table-cell table:style-name="ce4" office:value-type="string" calcext:value-type="string">
            <text:p>4900-490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f908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19" calcext:value-type="date">
            <text:p>10/19/2020</text:p>
          </table:table-cell>
          <table:table-cell table:style-name="ce4" office:value-type="float" office:value="4902" calcext:value-type="float">
            <text:p>490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b325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0" calcext:value-type="date">
            <text:p>10/20/2020</text:p>
          </table:table-cell>
          <table:table-cell table:style-name="ce4" office:value-type="float" office:value="4903" calcext:value-type="float">
            <text:p>490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ebf22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float" office:value="4904" calcext:value-type="float">
            <text:p>490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0320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string" calcext:value-type="string">
            <text:p>4905-491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95dd3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string" calcext:value-type="string">
            <text:p>4915-491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48b5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float" office:value="4918" calcext:value-type="float">
            <text:p>491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24ac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float" office:value="4919" calcext:value-type="float">
            <text:p>491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fb3dc6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string" calcext:value-type="string">
            <text:p>4920-492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7769a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float" office:value="4923" calcext:value-type="float">
            <text:p>492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2e94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float" office:value="4924" calcext:value-type="float">
            <text:p>4924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292db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1" calcext:value-type="date">
            <text:p>10/21/2020</text:p>
          </table:table-cell>
          <table:table-cell table:style-name="ce4" office:value-type="string" calcext:value-type="string">
            <text:p>4925-4930</text:p>
          </table:table-cell>
          <table:table-cell office:value-type="string" calcext:value-type="string">
            <text:p>!!Hs1Jq13jV6</text:p>
          </table:table-cell>
          <table:table-cell table:style-name="ce6" office:value-type="float" office:value="996755" calcext:value-type="float">
            <text:p>996755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2" calcext:value-type="date">
            <text:p>10/22/2020</text:p>
          </table:table-cell>
          <table:table-cell table:style-name="ce4" office:value-type="string" calcext:value-type="string">
            <text:p>4931-493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55a7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2" calcext:value-type="date">
            <text:p>10/22/2020</text:p>
          </table:table-cell>
          <table:table-cell table:style-name="ce4" office:value-type="float" office:value="4933" calcext:value-type="float">
            <text:p>493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79ce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2" calcext:value-type="date">
            <text:p>10/22/2020</text:p>
          </table:table-cell>
          <table:table-cell table:style-name="ce4" office:value-type="string" calcext:value-type="string">
            <text:p>4934-4935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161a4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2" calcext:value-type="date">
            <text:p>10/22/2020</text:p>
          </table:table-cell>
          <table:table-cell table:style-name="ce4" office:value-type="float" office:value="4936" calcext:value-type="float">
            <text:p>493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edd9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2" calcext:value-type="date">
            <text:p>10/22/2020</text:p>
          </table:table-cell>
          <table:table-cell table:style-name="ce4" office:value-type="string" calcext:value-type="string">
            <text:p>4937-493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3a8bc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2" calcext:value-type="date">
            <text:p>10/22/2020</text:p>
          </table:table-cell>
          <table:table-cell table:style-name="ce4" office:value-type="float" office:value="4939" calcext:value-type="float">
            <text:p>493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8c21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22" calcext:value-type="date">
            <text:p>10/22/2020</text:p>
          </table:table-cell>
          <table:table-cell table:style-name="ce4" office:value-type="float" office:value="4940" calcext:value-type="float">
            <text:p>494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c8988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30" calcext:value-type="date">
            <text:p>10/30/2020</text:p>
          </table:table-cell>
          <table:table-cell table:style-name="ce4" office:value-type="float" office:value="4941" calcext:value-type="float">
            <text:p>494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1d91d1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30" calcext:value-type="date">
            <text:p>10/30/2020</text:p>
          </table:table-cell>
          <table:table-cell table:style-name="ce4" office:value-type="string" calcext:value-type="string">
            <text:p>4942-494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915f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0-31" calcext:value-type="date">
            <text:p>10/31/2020</text:p>
          </table:table-cell>
          <table:table-cell table:style-name="ce4" office:value-type="string" calcext:value-type="string">
            <text:p>4944-494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a19e8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1-02" calcext:value-type="date">
            <text:p>11/2/2020</text:p>
          </table:table-cell>
          <table:table-cell table:style-name="ce4" office:value-type="float" office:value="4948" calcext:value-type="float">
            <text:p>494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e4cc69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1-03" calcext:value-type="date">
            <text:p>11/3/2020</text:p>
          </table:table-cell>
          <table:table-cell table:style-name="ce4" office:value-type="float" office:value="4949" calcext:value-type="float">
            <text:p>494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4a07b7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1-12" calcext:value-type="date">
            <text:p>11/12/2020</text:p>
          </table:table-cell>
          <table:table-cell table:style-name="ce4" office:value-type="float" office:value="4950" calcext:value-type="float">
            <text:p>495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3ce5e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1-12" calcext:value-type="date">
            <text:p>11/12/2020</text:p>
          </table:table-cell>
          <table:table-cell table:style-name="ce4" office:value-type="float" office:value="4951" calcext:value-type="float">
            <text:p>495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b3a95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1-13" calcext:value-type="date">
            <text:p>11/13/2020</text:p>
          </table:table-cell>
          <table:table-cell table:style-name="ce4" office:value-type="float" office:value="4952" calcext:value-type="float">
            <text:p>495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18aba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0-12-08" calcext:value-type="date">
            <text:p>12/8/2020</text:p>
          </table:table-cell>
          <table:table-cell table:style-name="ce4" office:value-type="float" office:value="4953" calcext:value-type="float">
            <text:p>495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54e39d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06-24" calcext:value-type="date">
            <text:p>6/24/2022</text:p>
          </table:table-cell>
          <table:table-cell table:style-name="ce4" office:value-type="string" calcext:value-type="string">
            <text:p>4954-695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06-25" calcext:value-type="date">
            <text:p>6/25/2022</text:p>
          </table:table-cell>
          <table:table-cell table:style-name="ce4" office:value-type="float" office:value="4957" calcext:value-type="float">
            <text:p>4957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06-29" calcext:value-type="date">
            <text:p>6/29/2022</text:p>
          </table:table-cell>
          <table:table-cell table:style-name="ce4" office:value-type="float" office:value="4958" calcext:value-type="float">
            <text:p>4958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11-06" calcext:value-type="date">
            <text:p>11/6/2022</text:p>
          </table:table-cell>
          <table:table-cell table:style-name="ce4" office:value-type="float" office:value="4959" calcext:value-type="float">
            <text:p>4959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11-07" calcext:value-type="date">
            <text:p>11/7/2022</text:p>
          </table:table-cell>
          <table:table-cell table:style-name="ce4" office:value-type="float" office:value="4960" calcext:value-type="float">
            <text:p>4960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11-08" calcext:value-type="date">
            <text:p>11/8/2022</text:p>
          </table:table-cell>
          <table:table-cell table:style-name="ce4" office:value-type="float" office:value="4961" calcext:value-type="float">
            <text:p>4961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11-11" calcext:value-type="date">
            <text:p>11/11/2022</text:p>
          </table:table-cell>
          <table:table-cell table:style-name="ce4" office:value-type="float" office:value="4962" calcext:value-type="float">
            <text:p>4962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11-18" calcext:value-type="date">
            <text:p>11/18/2022</text:p>
          </table:table-cell>
          <table:table-cell table:style-name="ce4" office:value-type="float" office:value="4963" calcext:value-type="float">
            <text:p>4963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22-11-27" calcext:value-type="date">
            <text:p>11/27/2022</text:p>
          </table:table-cell>
          <table:table-cell table:style-name="ce4" office:value-type="string" calcext:value-type="string">
            <text:p>4964-4966</text:p>
          </table:table-cell>
          <table:table-cell office:value-type="string" calcext:value-type="string">
            <text:p>!!Hs1Jq13jV6</text:p>
          </table:table-cell>
          <table:table-cell table:style-name="ce6" office:value-type="string" calcext:value-type="string">
            <text:p>000000</text:p>
          </table:table-cell>
          <table:table-cell table:style-name="ce6"/>
          <table:table-cell table:style-name="ce4" office:value-type="string" calcext:value-type="string">
            <text:p>Q</text:p>
          </table:table-cell>
          <table:table-cell office:value-type="string" calcext:value-type="string">
            <text:p>8 kun /qresearch</text:p>
          </table:table-cell>
          <table:table-cell table:number-columns-repeated="250"/>
        </table:table-row>
        <table:table-row table:style-name="ro1" table:number-rows-repeated="437">
          <table:table-cell table:style-name="ce2"/>
          <table:table-cell table:style-name="ce4"/>
          <table:table-cell/>
          <table:table-cell table:style-name="ce6" table:number-columns-repeated="2"/>
          <table:table-cell table:style-name="ce4"/>
          <table:table-cell table:number-columns-repeated="251"/>
        </table:table-row>
        <table:table-row table:style-name="ro1" table:number-rows-repeated="1047607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month number:textual="true"/>
      <number:text>-</number:text>
      <number:year number:style="long"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99" fo:padding="0.028in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8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28in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28in"/>
    </style:style>
    <style:style style:name="Text_20_1" style:display-name="Text 1" style:family="table-cell" style:parent-style-name="Default">
      <style:table-cell-properties fo:padding="0.028in"/>
    </style:style>
    <style:style style:name="Warning_20_1" style:display-name="Warning 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ods" style:display-name="PageStyle_od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5:38:50</meta:creation-date>
    <dc:date>2024-05-23T15:40:25</dc:date>
    <meta:document-statistic meta:table-count="1" meta:cell-count="3187" meta:object-count="0"/>
    <meta:generator>LibreOffice/7.3.7.2$Linux_X86_64 LibreOffice_project/30$Build-2</meta:generator>
  </office:meta>
</office:document-meta>
</file>